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2" style:family="graphic" style:parent-style-name="standard">
      <style:graphic-properties draw:textarea-horizontal-align="justify" draw:textarea-vertical-align="middle" draw:auto-grow-height="false" fo:min-height="0.456cm" fo:min-width="3.108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2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1.622cm"/>
    </style:style>
    <style:style style:name="gr6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76cm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252cm" fo:min-width="2.001cm"/>
    </style:style>
    <style:style style:name="gr11" style:family="graphic" style:parent-style-name="objectwithoutfill">
      <style:graphic-properties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1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456cm" fo:min-width="2.206cm"/>
    </style:style>
    <style:style style:name="gr16" style:family="graphic" style:parent-style-name="standard">
      <style:graphic-properties draw:textarea-horizontal-align="justify" draw:textarea-vertical-align="middle" draw:auto-grow-height="false" fo:min-height="1.751cm" fo:min-width="1.934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751cm" fo:min-width="1.3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06cm"/>
    </style:style>
    <style:style style:name="gr20" style:family="graphic" style:parent-style-name="standard">
      <style:graphic-properties draw:textarea-horizontal-align="justify" draw:textarea-vertical-align="middle" draw:auto-grow-height="false" fo:min-height="1.162cm" fo:min-width="2.32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251cm" fo:min-width="1.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251cm" fo:min-width="2.001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0.464cm" fo:min-width="0.214cm"/>
    </style:style>
    <style:style style:name="gr24" style:family="graphic" style:parent-style-name="standard">
      <style:graphic-properties draw:textarea-horizontal-align="justify" draw:textarea-vertical-align="middle" draw:auto-grow-height="false" fo:min-height="0.032cm" fo:min-width="0cm"/>
    </style:style>
    <style:style style:name="gr25" style:family="graphic" style:parent-style-name="objectwithoutfill">
      <style:graphic-properties svg:stroke-width="0.035cm" draw:marker-start="Circl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1.8cm"/>
    </style:style>
    <style:style style:name="gr30" style:family="graphic" style:parent-style-name="standard">
      <style:graphic-properties draw:textarea-horizontal-align="justify" draw:textarea-vertical-align="middle" draw:auto-grow-height="false" fo:min-height="0.458cm" fo:min-width="2.33cm"/>
    </style:style>
    <style:style style:name="gr31" style:family="graphic" style:parent-style-name="standard">
      <style:graphic-properties draw:textarea-horizontal-align="justify" draw:textarea-vertical-align="middle" draw:auto-grow-height="false" fo:min-height="0.38cm" fo:min-width="0.758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3" style:family="graphic" style:parent-style-name="standard">
      <style:graphic-properties draw:textarea-horizontal-align="justify" draw:textarea-vertical-align="middle" draw:auto-grow-height="false" fo:min-height="1.75cm" fo:min-width="3.462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301cm" fo:min-width="0.5cm"/>
    </style:style>
    <style:style style:name="gr35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4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115cm"/>
    </style:style>
    <style:style style:name="gr39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40" style:family="graphic" style:parent-style-name="standard">
      <style:graphic-properties draw:textarea-horizontal-align="justify" draw:textarea-vertical-align="middle" draw:auto-grow-height="false" fo:min-height="0.456cm" fo:min-width="4.01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0.95cm" fo:min-width="12.2cm"/>
    </style:style>
    <style:style style:name="gr42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0.712cm" fo:min-width="1.585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0.75cm" fo:min-width="3.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draw:stroke="none" draw:fill="none" fo:min-height="0.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8cm"/>
    </style:style>
    <style:style style:name="gr48" style:family="graphic" style:parent-style-name="standard">
      <style:graphic-properties draw:stroke="none" draw:fill="none" draw:auto-grow-height="false" draw:auto-grow-width="true" fo:min-height="0.713cm" fo:min-width="2.45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4pt" style:language-asian="zh" style:country-asian="CN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style:text-properties fo:font-size="36pt"/>
    </style:style>
    <style:style style:name="P13" style:family="paragraph">
      <loext:graphic-properties draw:fill="none" draw:fill-color="#729fcf"/>
    </style:style>
    <style:style style:name="P14" style:family="paragraph">
      <loext:graphic-properties draw:fill="none"/>
    </style:style>
    <style:style style:name="T1" style:family="text">
      <style:text-properties fo:font-size="14pt" style:font-size-asian="18pt" style:language-asian="zh" style:country-asian="CN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language-asian="zh" style:country-asian="CN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034cm" svg:height="0.962cm" svg:x="1.8cm" svg:y="1.5cm">
          <draw:text-box>
            <text:p>Compiler</text:p>
          </draw:text-box>
        </draw:frame>
        <draw:custom-shape draw:style-name="gr2" draw:text-style-name="P2" draw:layer="layout" svg:width="4cm" svg:height="1cm" svg:x="1.201cm" svg:y="18.004cm">
          <text:p text:style-name="P2">St = stm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4cm" svg:height="1cm" svg:x="1.163cm" svg:y="21.3cm">
          <text:p text:style-name="P2">Set devic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4cm" svg:height="1cm" svg:x="1.063cm" svg:y="16.2cm">
          <text:p text:style-name="P2"><text:span text:style-name="T1">Var == devi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3cm" svg:height="1cm" svg:x="1.501cm" svg:y="19.6cm">
          <text:p text:style-name="P2">\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.001cm" svg:y1="22.7cm" svg:x2="3.001cm" svg:y2="23.7cm" svg:d="M3001 22700v1000" svg:viewBox="0 0 1 1001">
          <text:p/>
        </draw:connector>
      </draw:page>
      <draw:page draw:name="page2" draw:style-name="dp1" draw:master-page-name="默认">
        <draw:frame draw:style-name="gr7" draw:text-style-name="P5" draw:layer="layout" svg:width="12.076cm" svg:height="1.673cm" svg:x="0.056cm" svg:y="0.041cm">
          <draw:text-box>
            <text:p><text:span text:style-name="T2">Compiler</text:span></text:p>
          </draw:text-box>
        </draw:frame>
        <draw:custom-shape draw:style-name="gr8" draw:text-style-name="P6" xml:id="id1" draw:id="id1" draw:layer="layout" svg:width="2cm" svg:height="1cm" svg:x="3.5cm" svg:y="2.002cm">
          <text:p text:style-name="P2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9" draw:text-style-name="P4" draw:layer="layout" svg:x1="4.5cm" svg:y1="3.002cm" svg:x2="4.5cm" svg:y2="4cm" draw:start-shape="id1" draw:start-glue-point="6" draw:end-shape="id2" draw:end-glue-point="4" svg:d="M4500 3002v998" svg:viewBox="0 0 1 999">
          <text:p/>
        </draw:connector>
        <draw:custom-shape draw:style-name="gr10" draw:text-style-name="P3" xml:id="id6" draw:id="id6" draw:layer="layout" svg:width="5.001cm" svg:height="1.002cm" svg:x="2cm" svg:y="15.998cm">
          <text:p text:style-name="P2"><text:span text:style-name="T1">StopIte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7" xml:id="id2" draw:id="id2" draw:layer="layout" svg:width="4cm" svg:height="1cm" svg:x="2.5cm" svg:y="4cm">
          <text:p text:style-name="P2"><text:span text:style-name="T4">Tokeni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svg:x1="4.5cm" svg:y1="5cm" svg:x2="4.5cm" svg:y2="6cm" draw:start-shape="id2" draw:start-glue-point="6" draw:end-shape="id3" draw:end-glue-point="5" svg:d="M4500 5000v1000" svg:viewBox="0 0 1 1001">
          <text:p/>
        </draw:connector>
        <draw:custom-shape draw:style-name="gr12" draw:text-style-name="P7" xml:id="id4" draw:id="id4" draw:layer="layout" svg:width="5cm" svg:height="1cm" svg:x="2cm" svg:y="9cm">
          <text:p text:style-name="P2"><text:span text:style-name="T4">Identify stmt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4" draw:layer="layout" svg:x1="4.5cm" svg:y1="10cm" svg:x2="4.5cm" svg:y2="12cm" draw:start-shape="id4" draw:start-glue-point="6" draw:end-shape="id5" draw:end-glue-point="4" svg:d="M4500 10000v2000" svg:viewBox="0 0 1 2001">
          <text:p/>
        </draw:connector>
        <draw:custom-shape draw:style-name="gr13" draw:text-style-name="P7" xml:id="id5" draw:id="id5" draw:layer="layout" svg:width="5cm" svg:height="2cm" svg:x="2cm" svg:y="12cm">
          <text:p text:style-name="P2"><text:span text:style-name="T4">Collect token</text:span></text:p>
          <text:p text:style-name="P2"><text:span text:style-name="T4">of the stm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4" draw:layer="layout" svg:x1="7.001cm" svg:y1="16.499cm" svg:x2="8cm" svg:y2="8.2cm" draw:start-shape="id6" draw:start-glue-point="7" draw:end-shape="id7" draw:end-glue-point="8" svg:d="M7001 16499h999v-8299" svg:viewBox="0 0 1000 8300">
          <text:p/>
        </draw:connector>
        <draw:connector draw:style-name="gr9" draw:text-style-name="P4" draw:layer="layout" svg:x1="4.5cm" svg:y1="14cm" svg:x2="4.501cm" svg:y2="15.998cm" draw:start-shape="id5" draw:start-glue-point="6" draw:end-shape="id6" draw:end-glue-point="4" svg:d="M4500 14000v1000h1v998" svg:viewBox="0 0 2 1999">
          <text:p/>
        </draw:connector>
        <draw:custom-shape draw:style-name="gr14" draw:text-style-name="P2" xml:id="id8" draw:id="id8" draw:layer="layout" svg:width="0.4cm" svg:height="0.4cm" svg:x="4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4.5cm" svg:y1="8.2cm" svg:x2="4.5cm" svg:y2="9cm" draw:start-shape="id8" draw:start-glue-point="8" draw:end-shape="id4" draw:end-glue-point="4" svg:d="M4500 8200v800" svg:viewBox="0 0 1 801">
          <text:p/>
        </draw:connector>
        <draw:custom-shape draw:style-name="gr15" draw:text-style-name="P7" xml:id="id10" draw:id="id10" draw:layer="layout" svg:width="3cm" svg:height="1cm" svg:x="3cm" svg:y="22cm">
          <text:p text:style-name="P2"><text:span text:style-name="T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4.501cm" svg:y1="20cm" svg:x2="4.5cm" svg:y2="22cm" draw:start-shape="id9" draw:start-glue-point="6" draw:end-shape="id10" draw:end-glue-point="4" svg:d="M4501 20000v1001h-1v999" svg:viewBox="0 0 2 2001">
          <text:p/>
        </draw:connector>
        <draw:custom-shape draw:style-name="gr10" draw:text-style-name="P3" xml:id="id9" draw:id="id9" draw:layer="layout" svg:width="5.001cm" svg:height="1.002cm" svg:x="2cm" svg:y="18.998cm">
          <text:p text:style-name="P2"><text:span text:style-name="T1">There are not sub bloc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10cm" svg:y1="16cm" svg:x2="8.2cm" svg:y2="8cm" draw:start-shape="id11" draw:start-glue-point="5" draw:end-shape="id7" draw:end-glue-point="10" svg:d="M10000 16000v-8000h-1800" svg:viewBox="0 0 1801 8001">
          <text:p/>
        </draw:connector>
        <draw:connector draw:style-name="gr9" draw:text-style-name="P4" draw:layer="layout" svg:x1="4.501cm" svg:y1="17cm" svg:x2="4.501cm" svg:y2="18.998cm" draw:start-shape="id6" draw:start-glue-point="6" draw:end-shape="id9" draw:end-glue-point="4" svg:d="M4501 17000v1998" svg:viewBox="0 0 1 1999">
          <text:p/>
        </draw:connector>
        <draw:custom-shape draw:style-name="gr16" draw:text-style-name="P7" xml:id="id11" draw:id="id11" draw:layer="layout" svg:width="4cm" svg:height="2cm" svg:x="8cm" svg:y="16cm">
          <text:p text:style-name="P2"><text:span text:style-name="T4">Token list of</text:span></text:p>
          <text:p text:style-name="P2"><text:span text:style-name="T4">Sub block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2" draw:layer="layout" svg:x1="7.001cm" svg:y1="19.499cm" svg:x2="10cm" svg:y2="18cm" draw:start-shape="id9" draw:start-glue-point="7" draw:end-shape="id11" draw:end-glue-point="8" svg:d="M7001 19499h2999v-1499" svg:viewBox="0 0 3000 1500">
          <text:p/>
        </draw:connector>
        <draw:custom-shape draw:style-name="gr14" draw:text-style-name="P2" xml:id="id7" draw:id="id7" draw:layer="layout" svg:width="0.4cm" svg:height="0.4cm" svg:x="7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4.5cm" svg:y1="7cm" svg:x2="4.5cm" svg:y2="7.8cm" draw:start-shape="id3" draw:start-glue-point="8" draw:end-shape="id8" draw:end-glue-point="4" svg:d="M4500 7000v800" svg:viewBox="0 0 1 801">
          <text:p/>
        </draw:connector>
        <draw:custom-shape draw:style-name="gr18" draw:text-style-name="P7" xml:id="id3" draw:id="id3" draw:layer="layout" svg:width="3cm" svg:height="1cm" svg:x="3cm" svg:y="6cm">
          <text:p text:style-name="P2"><text:span text:style-name="T4">Token li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4" draw:layer="layout" svg:x1="7.8cm" svg:y1="8cm" svg:x2="4.7cm" svg:y2="8cm" draw:start-shape="id7" draw:start-glue-point="6" draw:end-shape="id8" draw:end-glue-point="10" svg:d="M7800 8000h-3100" svg:viewBox="0 0 3101 1">
          <text:p/>
        </draw:connector>
      </draw:page>
      <draw:page draw:name="page3" draw:style-name="dp1" draw:master-page-name="默认">
        <draw:frame draw:style-name="gr19" draw:text-style-name="P9" draw:layer="layout" svg:width="10.306cm" svg:height="1.673cm" svg:x="0.094cm" svg:y="0.128cm">
          <draw:text-box>
            <text:p text:style-name="P8"><text:span text:style-name="T2">Tokenizer</text:span><text:span text:style-name="T5">:</text:span> get token</text:p>
          </draw:text-box>
        </draw:frame>
        <draw:connector draw:style-name="gr9" draw:text-style-name="P4" draw:layer="layout" svg:x1="5.003cm" svg:y1="4cm" svg:x2="5cm" svg:y2="5.999cm" draw:start-shape="id12" draw:start-glue-point="6" draw:end-shape="id13" draw:end-glue-point="4" svg:d="M5003 4000v1000h-3v999" svg:viewBox="0 0 4 2000">
          <text:p/>
        </draw:connector>
        <draw:custom-shape draw:style-name="gr8" draw:text-style-name="P6" xml:id="id12" draw:id="id12" draw:layer="layout" svg:width="2cm" svg:height="1cm" svg:x="4.003cm" svg:y="3cm">
          <text:p text:style-name="P10"><text:span text:style-name="T3">St = n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0" draw:text-style-name="P7" xml:id="id32" draw:id="id32" draw:layer="layout" svg:width="4cm" svg:height="2cm" svg:x="10.499cm" svg:y="5.499cm">
          <text:p text:style-name="P7">Nex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3" xml:id="id13" draw:id="id13" draw:layer="layout" svg:width="4cm" svg:height="1.001cm" svg:x="3cm" svg:y="5.999cm">
          <text:p text:style-name="P10"><text:span text:style-name="T1">Ch == “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3" xml:id="id15" draw:id="id15" draw:layer="layout" svg:width="5.001cm" svg:height="1.001cm" svg:x="22.898cm" svg:y="17.999cm">
          <text:p text:style-name="P10"><text:span text:style-name="T1">Ch == char 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20.999cm" svg:y1="18.499cm" svg:x2="22.898cm" svg:y2="18.5cm" draw:start-shape="id14" draw:start-glue-point="10" draw:end-shape="id15" draw:end-glue-point="5" svg:d="M20999 18499h950v1h949" svg:viewBox="0 0 1900 2">
          <text:p/>
        </draw:connector>
        <draw:connector draw:style-name="gr9" draw:text-style-name="P4" draw:layer="layout" svg:x1="25.399cm" svg:y1="17.999cm" svg:x2="18.999cm" svg:y2="17.499cm" draw:start-shape="id15" draw:start-glue-point="4" draw:end-shape="id14" draw:end-glue-point="4" svg:d="M25399 17999v-1001h-6400v501" svg:viewBox="0 0 6401 1002">
          <text:p/>
        </draw:connector>
        <draw:connector draw:style-name="gr6" draw:text-style-name="P4" draw:layer="layout" svg:x1="27.899cm" svg:y1="18.5cm" svg:x2="29cm" svg:y2="18.5cm" draw:start-shape="id15" draw:start-glue-point="7" svg:d="M27899 18500h1101" svg:viewBox="0 0 1102 1">
          <text:p/>
        </draw:connector>
        <draw:custom-shape draw:style-name="gr22" draw:text-style-name="P3" xml:id="id16" draw:id="id16" draw:layer="layout" svg:width="5.001cm" svg:height="1.001cm" svg:x="9.998cm" svg:y="8.999cm">
          <text:p text:style-name="P10"><text:span text:style-name="T1">Ch ==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9.998cm" svg:y1="9.5cm" svg:x2="8.3cm" svg:y2="9.5cm" draw:start-shape="id16" draw:start-glue-point="5" draw:end-shape="id17" draw:end-glue-point="10" svg:d="M9998 9500h-1698" svg:viewBox="0 0 1699 1">
          <text:p/>
        </draw:connector>
        <draw:custom-shape draw:style-name="gr22" draw:text-style-name="P3" xml:id="id18" draw:id="id18" draw:layer="layout" svg:width="5.001cm" svg:height="1.001cm" svg:x="9.998cm" svg:y="11.998cm">
          <text:p text:style-name="P10"><text:span text:style-name="T1">Ch == 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2.499cm" svg:y1="10cm" svg:x2="12.499cm" svg:y2="11.998cm" draw:start-shape="id16" draw:start-glue-point="6" draw:end-shape="id18" draw:end-glue-point="4" svg:d="M12499 10000v1998" svg:viewBox="0 0 1 1999">
          <text:p/>
        </draw:connector>
        <draw:connector draw:style-name="gr9" draw:text-style-name="P4" draw:layer="layout" svg:x1="14.999cm" svg:y1="12.499cm" svg:x2="22.5cm" svg:y2="11.6cm" draw:start-shape="id18" draw:start-glue-point="7" draw:end-shape="id19" draw:end-glue-point="8" svg:d="M14999 12499h7501v-899" svg:viewBox="0 0 7502 900">
          <text:p/>
        </draw:connector>
        <draw:custom-shape draw:style-name="gr20" draw:text-style-name="P7" xml:id="id14" draw:id="id14" draw:layer="layout" svg:width="4cm" svg:height="2cm" svg:x="16.999cm" svg:y="17.499cm">
          <text:p text:style-name="P7">St = variab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4" draw:layer="layout" svg:x1="14.999cm" svg:y1="18.498cm" svg:x2="16.999cm" svg:y2="18.499cm" draw:start-shape="id20" draw:end-shape="id14" draw:end-glue-point="6" svg:d="M14999 18498h1000v1h1000" svg:viewBox="0 0 2001 2">
          <text:p/>
        </draw:connector>
        <draw:custom-shape draw:style-name="gr22" draw:text-style-name="P3" xml:id="id20" draw:id="id20" draw:layer="layout" svg:width="5.001cm" svg:height="1.001cm" svg:x="9.998cm" svg:y="17.998cm">
          <text:p text:style-name="P10"><text:span text:style-name="T1">Ch == alphab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2.5cm" svg:y1="16.1cm" svg:x2="12.498cm" svg:y2="17.998cm" draw:start-shape="id21" draw:start-glue-point="6" draw:end-shape="id20" svg:d="M12500 16100v949h-2v949" svg:viewBox="0 0 3 1899">
          <text:p/>
        </draw:connector>
        <draw:custom-shape draw:style-name="gr20" draw:text-style-name="P7" xml:id="id23" draw:id="id23" draw:layer="layout" svg:width="4cm" svg:height="2cm" svg:x="16.899cm" svg:y="20.499cm">
          <text:p text:style-name="P7">St = dat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4" draw:layer="layout" svg:x1="14.999cm" svg:y1="21.499cm" svg:x2="16.899cm" svg:y2="21.499cm" draw:start-shape="id22" draw:end-shape="id23" draw:end-glue-point="6" svg:d="M14999 21499h1900" svg:viewBox="0 0 1901 1">
          <text:p/>
        </draw:connector>
        <draw:custom-shape draw:style-name="gr22" draw:text-style-name="P3" xml:id="id22" draw:id="id22" draw:layer="layout" svg:width="5.001cm" svg:height="1.001cm" svg:x="9.998cm" svg:y="20.999cm">
          <text:p text:style-name="P10"><text:span text:style-name="T1">Ch == number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4" draw:layer="layout" svg:x1="12.499cm" svg:y1="18.999cm" svg:x2="12.499cm" svg:y2="20.999cm" draw:start-shape="id20" draw:start-glue-point="6" draw:end-shape="id22" draw:end-glue-point="4" svg:d="M12499 18999v2000" svg:viewBox="0 0 1 2001">
          <text:p/>
        </draw:connector>
        <draw:custom-shape draw:style-name="gr20" draw:text-style-name="P7" xml:id="id25" draw:id="id25" draw:layer="layout" svg:width="4cm" svg:height="2cm" svg:x="16.899cm" svg:y="23.499cm">
          <text:p text:style-name="P7">St = operato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4" draw:layer="layout" svg:x1="15cm" svg:y1="24.499cm" svg:x2="16.899cm" svg:y2="24.499cm" draw:start-shape="id24" draw:end-shape="id25" draw:end-glue-point="6" svg:d="M15000 24499h1899" svg:viewBox="0 0 1900 1">
          <text:p/>
        </draw:connector>
        <draw:custom-shape draw:style-name="gr22" draw:text-style-name="P3" xml:id="id24" draw:id="id24" draw:layer="layout" svg:width="5.001cm" svg:height="1.001cm" svg:x="9.999cm" svg:y="23.999cm">
          <text:p text:style-name="P10"><text:span text:style-name="T1">Ch == oper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2.499cm" svg:y1="22cm" svg:x2="12.5cm" svg:y2="23.999cm" draw:start-shape="id22" draw:start-glue-point="6" draw:end-shape="id24" draw:end-glue-point="4" svg:d="M12499 22000v999h1v1000" svg:viewBox="0 0 2 2000">
          <text:p/>
        </draw:connector>
        <draw:custom-shape draw:style-name="gr23" draw:text-style-name="P11" draw:layer="layout" svg:width="1cm" svg:height="1cm" svg:x="14.999cm" svg:y="26.99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3" xml:id="id26" draw:id="id26" draw:layer="layout" svg:width="5.001cm" svg:height="1.001cm" svg:x="23.098cm" svg:y="21cm">
          <text:p text:style-name="P10"><text:span text:style-name="T1">Ch == data 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20.899cm" svg:y1="21.499cm" svg:x2="23.098cm" svg:y2="21.501cm" draw:start-shape="id23" draw:start-glue-point="10" draw:end-shape="id26" draw:end-glue-point="5" svg:d="M20899 21499h1100v2h1099" svg:viewBox="0 0 2200 3">
          <text:p/>
        </draw:connector>
        <draw:connector draw:style-name="gr9" draw:text-style-name="P4" draw:layer="layout" svg:x1="25.599cm" svg:y1="21cm" svg:x2="18.899cm" svg:y2="20.499cm" draw:start-shape="id26" draw:start-glue-point="4" draw:end-shape="id23" draw:end-glue-point="4" svg:d="M25599 21000v-1002h-6700v501" svg:viewBox="0 0 6701 1003">
          <text:p/>
        </draw:connector>
        <draw:connector draw:style-name="gr6" draw:text-style-name="P4" draw:layer="layout" svg:x1="28.099cm" svg:y1="21.501cm" svg:x2="29cm" svg:y2="21.5cm" draw:start-shape="id26" draw:start-glue-point="7" svg:d="M28099 21501h701v-1h200" svg:viewBox="0 0 902 2">
          <text:p/>
        </draw:connector>
        <draw:custom-shape draw:style-name="gr22" draw:text-style-name="P3" xml:id="id27" draw:id="id27" draw:layer="layout" svg:width="5.001cm" svg:height="1.001cm" svg:x="22.999cm" svg:y="23.999cm">
          <text:p text:style-name="P10"><text:span text:style-name="T1">Ch == op 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25.5cm" svg:y1="23.999cm" svg:x2="18.899cm" svg:y2="23.499cm" draw:start-shape="id27" draw:start-glue-point="4" draw:end-shape="id25" draw:end-glue-point="4" svg:d="M25500 23999v-1001h-6601v501" svg:viewBox="0 0 6602 1002">
          <text:p/>
        </draw:connector>
        <draw:connector draw:style-name="gr6" draw:text-style-name="P4" draw:layer="layout" svg:x1="28cm" svg:y1="24.5cm" svg:x2="29cm" svg:y2="24.5cm" draw:start-shape="id27" draw:start-glue-point="7" svg:d="M28000 24500h1000" svg:viewBox="0 0 1001 1">
          <text:p/>
        </draw:connector>
        <draw:connector draw:style-name="gr6" draw:text-style-name="P4" draw:layer="layout" svg:x1="12.5cm" svg:y1="25cm" svg:x2="12.499cm" svg:y2="26.999cm" draw:start-shape="id24" draw:start-glue-point="6" draw:end-shape="id28" draw:end-glue-point="4" svg:d="M12500 25000v999h-1v1000" svg:viewBox="0 0 2 2000">
          <text:p/>
        </draw:connector>
        <draw:connector draw:style-name="gr9" draw:text-style-name="P4" draw:layer="layout" svg:x1="32.999cm" svg:y1="21.3cm" svg:x2="33cm" svg:y2="18.7cm" draw:start-shape="id29" draw:start-glue-point="4" draw:end-shape="id30" draw:end-glue-point="8" svg:d="M32999 21300v-1299h1v-1301" svg:viewBox="0 0 2 2601">
          <text:p/>
        </draw:connector>
        <draw:custom-shape draw:style-name="gr24" draw:text-style-name="P2" xml:id="id30" draw:id="id30" draw:layer="layout" svg:width="0.399cm" svg:height="0.4cm" svg:x="32.8cm" svg:y="18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2" xml:id="id29" draw:id="id29" draw:layer="layout" svg:width="0.401cm" svg:height="0.4cm" svg:x="32.799cm" svg:y="21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5" draw:text-style-name="P4" draw:layer="layout" svg:x1="5cm" svg:y1="7cm" svg:x2="5cm" svg:y2="8.999cm" draw:start-shape="id13" draw:start-glue-point="6" draw:end-shape="id31" draw:end-glue-point="4" svg:d="M5000 7000v1999" svg:viewBox="0 0 1 2000">
          <text:p/>
        </draw:connector>
        <draw:custom-shape draw:style-name="gr22" draw:text-style-name="P3" xml:id="id28" draw:id="id28" draw:layer="layout" svg:width="5.001cm" svg:height="1.001cm" svg:x="9.998cm" svg:y="26.999cm">
          <text:p text:style-name="P10"><text:span text:style-name="T1">Ch == (/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9.998cm" svg:y1="27.5cm" svg:x2="8cm" svg:y2="9.8cm" draw:start-shape="id28" draw:start-glue-point="5" draw:end-shape="id17" draw:end-glue-point="8" svg:d="M9998 27500h-1998v-17700" svg:viewBox="0 0 1999 17701">
          <text:p/>
        </draw:connector>
        <draw:connector draw:style-name="gr9" draw:text-style-name="P4" draw:layer="layout" svg:x1="12.499cm" svg:y1="7.499cm" svg:x2="12.499cm" svg:y2="8.999cm" draw:start-shape="id32" draw:start-glue-point="8" draw:end-shape="id16" draw:end-glue-point="4" svg:d="M12499 7499v1500" svg:viewBox="0 0 1 1501">
          <text:p/>
        </draw:connector>
        <draw:custom-shape draw:style-name="gr26" draw:text-style-name="P2" xml:id="id17" draw:id="id17" draw:layer="layout" svg:width="0.6cm" svg:height="0.6cm" svg:x="7.7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4" draw:layer="layout" svg:x1="20.899cm" svg:y1="24.499cm" svg:x2="22.999cm" svg:y2="24.5cm" draw:start-shape="id25" draw:start-glue-point="10" draw:end-shape="id27" draw:end-glue-point="5" svg:d="M20899 24499h1050v1h1050" svg:viewBox="0 0 2101 2">
          <text:p/>
        </draw:connector>
        <draw:connector draw:style-name="gr9" draw:text-style-name="P4" draw:layer="layout" svg:x1="32.5cm" svg:y1="13cm" svg:x2="14.499cm" svg:y2="6.499cm" draw:start-shape="id33" draw:start-glue-point="0" draw:end-shape="id32" draw:end-glue-point="10" svg:d="M32500 13000v-6501h-18001" svg:viewBox="0 0 18002 6502">
          <text:p/>
        </draw:connector>
        <draw:custom-shape draw:style-name="gr22" draw:text-style-name="P3" xml:id="id21" draw:id="id21" draw:layer="layout" svg:width="5.001cm" svg:height="1.001cm" svg:x="9.999cm" svg:y="15.099cm">
          <text:p text:style-name="P10"><text:span text:style-name="T1">Ch == #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2.499cm" svg:y1="12.999cm" svg:x2="12.5cm" svg:y2="15.099cm" draw:start-shape="id18" draw:start-glue-point="6" draw:end-shape="id21" draw:end-glue-point="4" svg:d="M12499 12999v1050h1v1050" svg:viewBox="0 0 2 2101">
          <text:p/>
        </draw:connector>
        <draw:custom-shape draw:style-name="gr22" draw:text-style-name="P3" xml:id="id35" draw:id="id35" draw:layer="layout" svg:width="5.001cm" svg:height="1.001cm" svg:x="22.898cm" svg:y="15.1cm">
          <text:p text:style-name="P10"><text:span text:style-name="T1">Ch == 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20.999cm" svg:y1="15.6cm" svg:x2="22.898cm" svg:y2="15.601cm" draw:start-shape="id34" draw:start-glue-point="10" draw:end-shape="id35" draw:end-glue-point="5" svg:d="M20999 15600h950v1h949" svg:viewBox="0 0 1900 2">
          <text:p/>
        </draw:connector>
        <draw:connector draw:style-name="gr9" draw:text-style-name="P4" draw:layer="layout" svg:x1="27.899cm" svg:y1="15.601cm" svg:x2="22.8cm" svg:y2="11.3cm" draw:start-shape="id35" draw:start-glue-point="7" draw:end-shape="id19" draw:end-glue-point="10" svg:d="M27899 15601h501v-4301h-5600" svg:viewBox="0 0 5601 4302">
          <text:p/>
        </draw:connector>
        <draw:connector draw:style-name="gr6" draw:text-style-name="P4" draw:layer="layout" svg:x1="25.399cm" svg:y1="15.1cm" svg:x2="18.999cm" svg:y2="14.6cm" draw:start-shape="id35" draw:start-glue-point="4" draw:end-shape="id34" draw:end-glue-point="4" svg:d="M25399 15100v-1001h-6400v501" svg:viewBox="0 0 6401 1002">
          <text:p/>
        </draw:connector>
        <draw:custom-shape draw:style-name="gr20" draw:text-style-name="P7" xml:id="id34" draw:id="id34" draw:layer="layout" svg:width="4cm" svg:height="2cm" svg:x="16.999cm" svg:y="14.6cm">
          <text:p text:style-name="P7">St = comm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4" draw:layer="layout" svg:x1="15cm" svg:y1="15.6cm" svg:x2="16.999cm" svg:y2="15.6cm" draw:start-shape="id21" draw:start-glue-point="7" draw:end-shape="id34" draw:end-glue-point="6" svg:d="M15000 15600h1999" svg:viewBox="0 0 2000 1">
          <text:p/>
        </draw:connector>
        <draw:connector draw:style-name="gr9" draw:text-style-name="P4" draw:layer="layout" svg:x1="33cm" svg:y1="18.3cm" svg:x2="32.5cm" svg:y2="14cm" draw:start-shape="id30" draw:start-glue-point="4" draw:end-shape="id33" draw:end-glue-point="2" svg:d="M33000 18300v-2150h-500v-2150" svg:viewBox="0 0 501 4301">
          <text:p/>
        </draw:connector>
        <draw:connector draw:style-name="gr9" draw:text-style-name="P4" draw:layer="layout" svg:x1="8cm" svg:y1="9.2cm" svg:x2="10.499cm" svg:y2="6.499cm" draw:start-shape="id17" draw:start-glue-point="4" draw:end-shape="id32" draw:end-glue-point="6" svg:d="M8000 9200v-2701h2499" svg:viewBox="0 0 2500 2702">
          <text:p/>
        </draw:connector>
        <draw:custom-shape draw:style-name="gr26" draw:text-style-name="P2" xml:id="id19" draw:id="id19" draw:layer="layout" svg:width="0.6cm" svg:height="0.6cm" svg:x="22.2cm" svg:y="1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4" draw:layer="layout" svg:x1="22.5cm" svg:y1="11cm" svg:x2="22.5cm" svg:y2="9cm" draw:start-shape="id19" draw:start-glue-point="4" draw:end-shape="id36" draw:end-glue-point="2" svg:d="M22500 11000v-2000" svg:viewBox="0 0 1 2001">
          <text:p/>
        </draw:connector>
        <draw:custom-shape draw:style-name="gr27" draw:text-style-name="P7" xml:id="id33" draw:id="id33" draw:layer="layout" svg:width="3cm" svg:height="1cm" svg:x="31cm" svg:y="13cm">
          <text:p text:style-name="P7">call(next)</text:p>
          <draw:enhanced-geometry svg:viewBox="0 0 21600 21600" draw:type="rectangle" draw:enhanced-path="M 0 0 L 21600 0 21600 21600 0 21600 0 0 Z N"/>
        </draw:custom-shape>
        <draw:custom-shape draw:style-name="gr12" draw:text-style-name="P7" xml:id="id36" draw:id="id36" draw:layer="layout" svg:width="5cm" svg:height="1cm" svg:x="20cm" svg:y="8cm">
          <text:p text:style-name="P7">TK(next lin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1.3cm" svg:y1="6.3cm" svg:x2="4.003cm" svg:y2="3.5cm" draw:start-shape="id37" draw:start-glue-point="4" draw:end-shape="id12" draw:end-glue-point="5" svg:d="M1300 6300v-2800h2703" svg:viewBox="0 0 2704 2801">
          <text:p/>
        </draw:connector>
        <draw:custom-shape draw:style-name="gr21" draw:text-style-name="P3" xml:id="id31" draw:id="id31" draw:layer="layout" svg:width="4cm" svg:height="1.001cm" svg:x="3cm" svg:y="8.999cm">
          <text:p text:style-name="P10"><text:span text:style-name="T1">Ch == 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3cm" svg:y1="9.5cm" svg:x2="1.3cm" svg:y2="6.7cm" draw:start-shape="id31" draw:start-glue-point="5" draw:end-shape="id37" draw:end-glue-point="8" svg:d="M3000 9500h-1700v-2800" svg:viewBox="0 0 1701 2801">
          <text:p/>
        </draw:connector>
        <draw:connector draw:style-name="gr9" draw:text-style-name="P4" draw:layer="layout" svg:x1="22.5cm" svg:y1="8cm" svg:x2="6.003cm" svg:y2="3.5cm" draw:start-shape="id36" draw:start-glue-point="0" draw:end-shape="id12" draw:end-glue-point="7" svg:d="M22500 8000v-4500h-16497" svg:viewBox="0 0 16498 4501">
          <text:p/>
        </draw:connector>
        <draw:custom-shape draw:style-name="gr28" draw:text-style-name="P7" xml:id="id38" draw:id="id38" draw:layer="layout" svg:width="2.4cm" svg:height="1cm" svg:x="29cm" svg:y="24cm">
          <text:p text:style-name="P7">TK(op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xml:id="id39" draw:id="id39" draw:layer="layout" svg:width="3cm" svg:height="1cm" svg:x="29cm" svg:y="21cm">
          <text:p text:style-name="P7">TK(dat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xml:id="id40" draw:id="id40" draw:layer="layout" svg:width="2.3cm" svg:height="1cm" svg:x="29cm" svg:y="18cm">
          <text:p text:style-name="P7">TK(var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svg:x1="31.4cm" svg:y1="24.5cm" svg:x2="32.999cm" svg:y2="21.7cm" draw:start-shape="id38" draw:start-glue-point="1" draw:end-shape="id29" draw:end-glue-point="8" svg:d="M31400 24500h1599v-2800" svg:viewBox="0 0 1600 2801">
          <text:p/>
        </draw:connector>
        <draw:connector draw:style-name="gr9" draw:text-style-name="P4" draw:layer="layout" svg:x1="32cm" svg:y1="21.5cm" svg:x2="32.799cm" svg:y2="21.5cm" draw:start-shape="id39" draw:start-glue-point="1" draw:end-shape="id29" draw:end-glue-point="6" svg:d="M32000 21500h799" svg:viewBox="0 0 800 1">
          <text:p/>
        </draw:connector>
        <draw:connector draw:style-name="gr9" draw:text-style-name="P4" draw:layer="layout" svg:x1="31.3cm" svg:y1="18.5cm" svg:x2="32.8cm" svg:y2="18.5cm" draw:start-shape="id40" draw:end-shape="id30" draw:end-glue-point="6" svg:d="M31300 18500h1500" svg:viewBox="0 0 1501 1">
          <text:p/>
        </draw:connector>
        <draw:custom-shape draw:style-name="gr3" draw:text-style-name="P7" xml:id="id41" draw:id="id41" draw:layer="layout" svg:width="4cm" svg:height="1cm" svg:x="3cm" svg:y="13cm">
          <text:p text:style-name="P7">TK(indent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4" draw:layer="layout" svg:x1="5cm" svg:y1="10cm" svg:x2="5cm" svg:y2="13cm" draw:start-shape="id31" draw:start-glue-point="6" draw:end-shape="id41" draw:end-glue-point="0" svg:d="M5000 10000v3000" svg:viewBox="0 0 1 3001">
          <text:p/>
        </draw:connector>
        <draw:connector draw:style-name="gr9" draw:text-style-name="P4" draw:layer="layout" svg:x1="7cm" svg:y1="13.5cm" svg:x2="31cm" svg:y2="13.5cm" draw:start-shape="id41" draw:start-glue-point="1" draw:end-shape="id33" svg:d="M7000 13500h24000" svg:viewBox="0 0 24001 1">
          <text:p/>
        </draw:connector>
        <draw:custom-shape draw:style-name="gr24" draw:text-style-name="P2" xml:id="id37" draw:id="id37" draw:layer="layout" svg:width="0.4cm" svg:height="0.4cm" svg:x="1.1cm" svg:y="6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4" draw:layer="layout" svg:x1="3cm" svg:y1="6.5cm" svg:x2="1.5cm" svg:y2="6.5cm" draw:start-shape="id13" draw:start-glue-point="5" draw:end-shape="id37" draw:end-glue-point="10" svg:d="M3000 6500h-1500" svg:viewBox="0 0 1501 1">
          <text:p/>
        </draw:connector>
      </draw:page>
      <draw:page draw:name="page4" draw:style-name="dp1" draw:master-page-name="默认">
        <draw:custom-shape draw:style-name="gr8" draw:text-style-name="P6" xml:id="id42" draw:id="id42" draw:layer="layout" svg:width="2cm" svg:height="1cm" svg:x="4.004cm" svg:y="3.001cm">
          <text:p text:style-name="P10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3" xml:id="id43" draw:id="id43" draw:layer="layout" svg:width="4cm" svg:height="1cm" svg:x="3cm" svg:y="6cm">
          <text:p text:style-name="P2"><text:span text:style-name="T1">Tk == ind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5.004cm" svg:y1="4.001cm" svg:x2="5cm" svg:y2="6cm" draw:start-shape="id42" draw:start-glue-point="6" draw:end-shape="id43" draw:end-glue-point="4" svg:d="M5004 4001v1000h-4v999" svg:viewBox="0 0 5 2000">
          <text:p/>
        </draw:connector>
        <draw:custom-shape draw:style-name="gr4" draw:text-style-name="P3" xml:id="id44" draw:id="id44" draw:layer="layout" svg:width="4cm" svg:height="1cm" svg:x="3cm" svg:y="9cm">
          <text:p text:style-name="P2"><text:span text:style-name="T1">Level &gt; cur_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5cm" svg:y1="7cm" svg:x2="5cm" svg:y2="9cm" draw:start-shape="id43" draw:start-glue-point="6" draw:end-shape="id44" draw:end-glue-point="4" svg:d="M5000 7000v2000" svg:viewBox="0 0 1 2001">
          <text:p/>
        </draw:connector>
        <draw:custom-shape draw:style-name="gr23" draw:text-style-name="P11" draw:layer="layout" svg:width="1cm" svg:height="1cm" svg:x="7cm" svg:y="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54" draw:id="id54" draw:layer="layout" svg:width="4cm" svg:height="1cm" svg:x="3cm" svg:y="12cm">
          <text:p text:style-name="P2">St = variab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" xml:id="id45" draw:id="id45" draw:layer="layout" svg:width="4cm" svg:height="1cm" svg:x="10cm" svg:y="3cm">
          <text:p text:style-name="P2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6" draw:id="id46" draw:layer="layout" svg:width="4cm" svg:height="1cm" svg:x="10cm" svg:y="6cm">
          <text:p text:style-name="P2"><text:span text:style-name="T1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12cm" svg:y1="4cm" svg:x2="12cm" svg:y2="6cm" draw:start-shape="id45" draw:end-shape="id46" draw:end-glue-point="4" svg:d="M12000 4000v2000" svg:viewBox="0 0 1 2001">
          <text:p/>
        </draw:connector>
        <draw:custom-shape draw:style-name="gr4" draw:text-style-name="P3" xml:id="id52" draw:id="id52" draw:layer="layout" svg:width="4cm" svg:height="1cm" svg:x="10cm" svg:y="8cm">
          <text:p text:style-name="P2"><text:span text:style-name="T1">Var == ke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50" draw:id="id50" draw:layer="layout" svg:width="4cm" svg:height="1cm" svg:x="27cm" svg:y="9cm">
          <text:p text:style-name="P2"><text:span text:style-name="T1">stmt == en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7" draw:id="id47" draw:layer="layout" svg:width="4cm" svg:height="1cm" svg:x="16cm" svg:y="6cm">
          <text:p text:style-name="P2"><text:span text:style-name="T1">Tk == '='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5" draw:id="id55" draw:layer="layout" svg:width="4cm" svg:height="1cm" svg:x="16cm" svg:y="9cm">
          <text:p text:style-name="P2">assignmen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4" draw:layer="layout" svg:x1="20cm" svg:y1="6.5cm" svg:x2="21cm" svg:y2="6.5cm" draw:start-shape="id47" draw:start-glue-point="7" draw:end-shape="id48" draw:end-glue-point="5" svg:d="M20000 6500h1000" svg:viewBox="0 0 1001 1">
          <text:p/>
        </draw:connector>
        <draw:custom-shape draw:style-name="gr4" draw:text-style-name="P3" xml:id="id48" draw:id="id48" draw:layer="layout" svg:width="4cm" svg:height="1cm" svg:x="21cm" svg:y="6cm">
          <text:p text:style-name="P2"><text:span text:style-name="T1">Tk == .or(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6" draw:id="id56" draw:layer="layout" svg:width="4cm" svg:height="1cm" svg:x="21cm" svg:y="9cm">
          <text:p text:style-name="P2">function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4" draw:layer="layout" svg:x1="14cm" svg:y1="6.5cm" svg:x2="15cm" svg:y2="13cm" draw:start-shape="id46" draw:start-glue-point="7" draw:end-shape="id49" draw:end-glue-point="4" svg:d="M14000 6500h1000v6500" svg:viewBox="0 0 1001 6501">
          <text:p/>
        </draw:connector>
        <draw:custom-shape draw:style-name="gr3" draw:text-style-name="P2" xml:id="id53" draw:id="id53" draw:layer="layout" svg:width="4cm" svg:height="1cm" svg:x="10cm" svg:y="10cm">
          <text:p text:style-name="P2">statemen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4" draw:layer="layout" svg:x1="31cm" svg:y1="9.5cm" svg:x2="31cm" svg:y2="3.5cm" draw:start-shape="id50" draw:start-glue-point="7" draw:end-shape="id51" draw:end-glue-point="10" svg:d="M31000 9500h502v-6000h-502" svg:viewBox="0 0 503 6001">
          <text:p/>
        </draw:connector>
        <draw:custom-shape draw:style-name="gr23" draw:text-style-name="P11" draw:layer="layout" svg:width="1cm" svg:height="1cm" svg:x="25cm" svg:y="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9" draw:text-style-name="P4" draw:layer="layout" svg:x1="12cm" svg:y1="7cm" svg:x2="12cm" svg:y2="8cm" draw:start-shape="id46" draw:start-glue-point="6" draw:end-shape="id52" draw:end-glue-point="4" svg:d="M12000 7000v1000" svg:viewBox="0 0 1 1001">
          <text:p/>
        </draw:connector>
        <draw:connector draw:style-name="gr9" draw:text-style-name="P4" draw:layer="layout" svg:x1="12cm" svg:y1="9cm" svg:x2="12cm" svg:y2="10cm" draw:start-shape="id52" draw:start-glue-point="6" draw:end-shape="id53" draw:end-glue-point="0" svg:d="M12000 9000v1000" svg:viewBox="0 0 1 1001">
          <text:p/>
        </draw:connector>
        <draw:connector draw:style-name="gr6" draw:text-style-name="P4" draw:layer="layout" svg:x1="10cm" svg:y1="8.5cm" svg:x2="10cm" svg:y2="3.5cm" draw:start-shape="id52" draw:start-glue-point="5" draw:end-shape="id45" draw:end-glue-point="6" svg:d="M10000 8500h-501v-5000h501" svg:viewBox="0 0 502 5001">
          <text:p/>
        </draw:connector>
        <draw:connector draw:style-name="gr9" draw:text-style-name="P4" draw:layer="layout" svg:x1="5cm" svg:y1="10cm" svg:x2="5cm" svg:y2="12cm" draw:start-shape="id44" draw:start-glue-point="6" draw:end-shape="id54" draw:end-glue-point="4" svg:d="M5000 10000v2000" svg:viewBox="0 0 1 2001">
          <text:p/>
        </draw:connector>
        <draw:connector draw:style-name="gr9" draw:text-style-name="P4" draw:layer="layout" svg:x1="18cm" svg:y1="7cm" svg:x2="18cm" svg:y2="9cm" draw:start-shape="id47" draw:start-glue-point="6" draw:end-shape="id55" draw:end-glue-point="0" svg:d="M18000 7000v2000" svg:viewBox="0 0 1 2001">
          <text:p/>
        </draw:connector>
        <draw:connector draw:style-name="gr9" draw:text-style-name="P4" draw:layer="layout" svg:x1="23cm" svg:y1="7cm" svg:x2="23cm" svg:y2="9cm" draw:start-shape="id48" draw:start-glue-point="6" draw:end-shape="id56" draw:end-glue-point="0" svg:d="M23000 7000v2000" svg:viewBox="0 0 1 2001">
          <text:p/>
        </draw:connector>
        <draw:custom-shape draw:style-name="gr2" draw:text-style-name="P2" xml:id="id57" draw:id="id57" draw:layer="layout" svg:width="4cm" svg:height="1cm" svg:x="19cm" svg:y="14cm">
          <text:p text:style-name="P2">St = stm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12cm" svg:y1="11cm" svg:x2="19cm" svg:y2="14.5cm" draw:start-shape="id53" draw:start-glue-point="2" draw:end-shape="id57" draw:end-glue-point="5" svg:d="M12000 11000v3500h7000" svg:viewBox="0 0 7001 3501">
          <text:p/>
        </draw:connector>
        <draw:connector draw:style-name="gr9" draw:text-style-name="P4" draw:layer="layout" svg:x1="18cm" svg:y1="10cm" svg:x2="21cm" svg:y2="14cm" draw:start-shape="id55" draw:start-glue-point="2" draw:end-shape="id57" draw:end-glue-point="4" svg:d="M18000 10000v2000h3000v2000" svg:viewBox="0 0 3001 4001">
          <text:p/>
        </draw:connector>
        <draw:connector draw:style-name="gr9" draw:text-style-name="P4" draw:layer="layout" svg:x1="23cm" svg:y1="10cm" svg:x2="21cm" svg:y2="14cm" draw:start-shape="id56" draw:start-glue-point="2" draw:end-shape="id57" draw:end-glue-point="4" svg:d="M23000 10000v2000h-2000v2000" svg:viewBox="0 0 2001 4001">
          <text:p/>
        </draw:connector>
        <draw:custom-shape draw:style-name="gr30" draw:text-style-name="P2" xml:id="id51" draw:id="id51" draw:layer="layout" svg:width="4cm" svg:height="1cm" svg:x="27cm" svg:y="3cm">
          <text:p text:style-name="P2">stm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29cm" svg:y1="4cm" svg:x2="29cm" svg:y2="6cm" draw:start-shape="id51" draw:start-glue-point="8" draw:end-shape="id58" svg:d="M29000 4000v2000" svg:viewBox="0 0 1 2001">
          <text:p/>
        </draw:connector>
        <draw:custom-shape draw:style-name="gr2" draw:text-style-name="P2" xml:id="id59" draw:id="id59" draw:layer="layout" svg:width="4cm" svg:height="1cm" svg:x="27cm" svg:y="12cm">
          <text:p text:style-name="P2">St = id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29cm" svg:y1="10cm" svg:x2="29cm" svg:y2="12cm" draw:start-shape="id50" draw:start-glue-point="6" draw:end-shape="id59" draw:end-glue-point="4" svg:d="M29000 10000v2000" svg:viewBox="0 0 1 2001">
          <text:p/>
        </draw:connector>
        <draw:custom-shape draw:style-name="gr3" draw:text-style-name="P2" xml:id="id58" draw:id="id58" draw:layer="layout" svg:width="4cm" svg:height="1cm" svg:x="27cm" svg:y="6cm">
          <text:p text:style-name="P2">Add token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4" draw:layer="layout" svg:x1="29cm" svg:y1="7cm" svg:x2="29cm" svg:y2="9cm" draw:start-shape="id58" draw:start-glue-point="2" draw:end-shape="id50" draw:end-glue-point="4" svg:d="M29000 7000v2000" svg:viewBox="0 0 1 2001">
          <text:p/>
        </draw:connector>
        <draw:frame draw:style-name="gr19" draw:text-style-name="P9" draw:layer="layout" svg:width="10.306cm" svg:height="1.673cm" svg:x="0.094cm" svg:y="0.129cm">
          <draw:text-box>
            <text:p text:style-name="P8"><text:span text:style-name="T2">lexer</text:span></text:p>
          </draw:text-box>
        </draw:frame>
        <draw:custom-shape draw:style-name="gr23" draw:text-style-name="P11" draw:layer="layout" svg:width="1cm" svg:height="1cm" svg:x="7cm" svg:y="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49" draw:id="id49" draw:layer="layout" svg:width="4cm" svg:height="1cm" svg:x="13cm" svg:y="13cm">
          <text:p text:style-name="P2">St = identif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" xml:id="id60" draw:id="id60" draw:layer="layout" svg:width="4cm" svg:height="1cm" svg:x="16cm" svg:y="3cm">
          <text:p text:style-name="P2">ident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18cm" svg:y1="4cm" svg:x2="18cm" svg:y2="6cm" draw:start-shape="id60" draw:start-glue-point="8" draw:end-shape="id47" draw:end-glue-point="4" svg:d="M18000 4000v2000" svg:viewBox="0 0 1 2001">
          <text:p/>
        </draw:connector>
      </draw:page>
      <draw:page draw:name="page5" draw:style-name="dp1" draw:master-page-name="默认">
        <draw:custom-shape draw:style-name="gr31" draw:text-style-name="P2" xml:id="id68" draw:id="id68" draw:layer="layout" svg:width="2cm" svg:height="1cm" svg:x="3cm" svg:y="3cm">
          <text:p text:style-name="P2">operan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xml:id="id63" draw:id="id63" draw:layer="layout" svg:width="4cm" svg:height="1cm" svg:x="2cm" svg:y="6cm">
          <text:p text:style-name="P2"><text:span text:style-name="T1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64" draw:id="id64" draw:layer="layout" svg:width="4cm" svg:height="1cm" svg:x="2cm" svg:y="8cm">
          <text:p text:style-name="P2"><text:span text:style-name="T1">Tk == dat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65" draw:id="id65" draw:layer="layout" svg:width="4cm" svg:height="1cm" svg:x="2cm" svg:y="10cm">
          <text:p text:style-name="P2"><text:span text:style-name="T1">Tk == (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66" draw:id="id66" draw:layer="layout" svg:width="4cm" svg:height="1cm" svg:x="2cm" svg:y="12cm">
          <text:p text:style-name="P2"><text:span text:style-name="T1">Tk == 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" xml:id="id69" draw:id="id69" draw:layer="layout" svg:width="3cm" svg:height="1cm" svg:x="8cm" svg:y="7cm">
          <text:p text:style-name="P2">Add Od</text:p>
          <draw:enhanced-geometry svg:viewBox="0 0 21600 21600" draw:type="rectangle" draw:enhanced-path="M 0 0 L 21600 0 21600 21600 0 21600 0 0 Z N"/>
        </draw:custom-shape>
        <draw:custom-shape draw:style-name="gr2" draw:text-style-name="P2" xml:id="id72" draw:id="id72" draw:layer="layout" svg:width="4cm" svg:height="1cm" svg:x="8cm" svg:y="12cm">
          <text:p text:style-name="P2">St = minu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82" draw:id="id82" draw:layer="layout" svg:width="4cm" svg:height="1cm" svg:x="29.7cm" svg:y="11.9cm">
          <text:p text:style-name="P2">St = opera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71" draw:id="id71" draw:layer="layout" svg:width="4cm" svg:height="1cm" svg:x="8cm" svg:y="10cm">
          <text:p text:style-name="P2">Cache TK list</text:p>
          <draw:enhanced-geometry svg:viewBox="0 0 21600 21600" draw:type="rectangle" draw:enhanced-path="M 0 0 L 21600 0 21600 21600 0 21600 0 0 Z N"/>
        </draw:custom-shape>
        <draw:custom-shape draw:style-name="gr4" draw:text-style-name="P3" xml:id="id67" draw:id="id67" draw:layer="layout" svg:width="4cm" svg:height="1cm" svg:x="2cm" svg:y="14cm">
          <text:p text:style-name="P2"><text:span text:style-name="T1">Tk == ~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" xml:id="id73" draw:id="id73" draw:layer="layout" svg:width="3cm" svg:height="1cm" svg:x="8cm" svg:y="14cm">
          <text:p text:style-name="P2">Add Op</text:p>
          <draw:enhanced-geometry svg:viewBox="0 0 21600 21600" draw:type="rectangle" draw:enhanced-path="M 0 0 L 21600 0 21600 21600 0 21600 0 0 Z N"/>
        </draw:custom-shape>
        <draw:custom-shape draw:style-name="gr30" draw:text-style-name="P2" xml:id="id80" draw:id="id80" draw:layer="layout" svg:width="4cm" svg:height="1cm" svg:x="14cm" svg:y="3cm">
          <text:p text:style-name="P2">op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7" draw:id="id77" draw:layer="layout" svg:width="4cm" svg:height="1cm" svg:x="14cm" svg:y="6cm">
          <text:p text:style-name="P2"><text:span text:style-name="T1">Tk == o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" xml:id="id78" draw:id="id78" draw:layer="layout" svg:width="2cm" svg:height="1cm" svg:x="30cm" svg:y="6cm">
          <text:p text:style-name="P2">atom</text:p>
          <draw:enhanced-geometry svg:viewBox="0 0 21600 21600" draw:type="rectangle" draw:enhanced-path="M 0 0 L 21600 0 21600 21600 0 21600 0 0 Z N"/>
        </draw:custom-shape>
        <draw:custom-shape draw:style-name="gr2" draw:text-style-name="P2" xml:id="id70" draw:id="id70" draw:layer="layout" svg:width="4cm" svg:height="1cm" svg:x="11cm" svg:y="16cm">
          <text:p text:style-name="P2">St = operat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xml:id="id74" draw:id="id74" draw:layer="layout" svg:width="4cm" svg:height="1cm" svg:x="19cm" svg:y="6cm">
          <text:p text:style-name="P2"><text:span text:style-name="T1">List &gt;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" xml:id="id75" draw:id="id75" draw:layer="layout" svg:width="3cm" svg:height="1cm" svg:x="30.2cm" svg:y="9.4cm">
          <text:p text:style-name="P2">Add 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76" draw:id="id76" draw:layer="layout" svg:width="4cm" svg:height="1cm" svg:x="24cm" svg:y="6cm">
          <text:p text:style-name="P2"><text:span text:style-name="T1">P(op) &lt;= P(Lop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" xml:id="id79" draw:id="id79" draw:layer="layout" svg:width="4cm" svg:height="1cm" svg:x="2cm" svg:y="19cm">
          <text:p text:style-name="P2">min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1" draw:id="id61" draw:layer="layout" svg:width="4cm" svg:height="1cm" svg:x="2cm" svg:y="22cm">
          <text:p text:style-name="P2"><text:span text:style-name="T1">Tk == dat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" xml:id="id62" draw:id="id62" draw:layer="layout" svg:width="3cm" svg:height="1cm" svg:x="8cm" svg:y="22cm">
          <text:p text:style-name="P2">Add Od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3.5cm" svg:y="2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3" draw:text-style-name="P11" draw:layer="layout" svg:width="1cm" svg:height="1cm" svg:x="3.5cm" svg:y="1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6" draw:text-style-name="P4" draw:layer="layout" svg:x1="6cm" svg:y1="22.5cm" svg:x2="8cm" svg:y2="22.5cm" draw:start-shape="id61" draw:start-glue-point="7" draw:end-shape="id62" draw:end-glue-point="3" svg:d="M6000 22500h2000" svg:viewBox="0 0 2001 1">
          <text:p/>
        </draw:connector>
        <draw:connector draw:style-name="gr6" draw:text-style-name="P4" draw:layer="layout" svg:x1="4cm" svg:y1="7cm" svg:x2="4cm" svg:y2="8cm" draw:start-shape="id63" draw:start-glue-point="6" draw:end-shape="id64" svg:d="M4000 7000v1000" svg:viewBox="0 0 1 1001">
          <text:p/>
        </draw:connector>
        <draw:connector draw:style-name="gr6" draw:text-style-name="P4" draw:layer="layout" svg:x1="4cm" svg:y1="9cm" svg:x2="4cm" svg:y2="10cm" draw:start-shape="id64" draw:start-glue-point="6" draw:end-shape="id65" svg:d="M4000 9000v1000" svg:viewBox="0 0 1 1001">
          <text:p/>
        </draw:connector>
        <draw:connector draw:style-name="gr6" draw:text-style-name="P4" draw:layer="layout" svg:x1="4cm" svg:y1="11cm" svg:x2="4cm" svg:y2="12cm" draw:start-shape="id65" draw:start-glue-point="6" draw:end-shape="id66" svg:d="M4000 11000v1000" svg:viewBox="0 0 1 1001">
          <text:p/>
        </draw:connector>
        <draw:connector draw:style-name="gr6" draw:text-style-name="P4" draw:layer="layout" svg:x1="4cm" svg:y1="13cm" svg:x2="4cm" svg:y2="14cm" draw:start-shape="id66" draw:start-glue-point="6" draw:end-shape="id67" svg:d="M4000 13000v1000" svg:viewBox="0 0 1 1001">
          <text:p/>
        </draw:connector>
        <draw:connector draw:style-name="gr9" draw:text-style-name="P4" draw:layer="layout" svg:x1="4cm" svg:y1="4cm" svg:x2="4cm" svg:y2="6cm" draw:start-shape="id68" draw:start-glue-point="6" draw:end-shape="id63" draw:end-glue-point="4" svg:d="M4000 4000v2000" svg:viewBox="0 0 1 2001">
          <text:p/>
        </draw:connector>
        <draw:connector draw:style-name="gr9" draw:text-style-name="P4" draw:layer="layout" svg:x1="6cm" svg:y1="6.5cm" svg:x2="9.5cm" svg:y2="7cm" draw:start-shape="id63" draw:start-glue-point="7" draw:end-shape="id69" draw:end-glue-point="0" svg:d="M6000 6500h1001v-1h2499v501" svg:viewBox="0 0 3501 502">
          <text:p/>
        </draw:connector>
        <draw:connector draw:style-name="gr9" draw:text-style-name="P4" draw:layer="layout" svg:x1="6cm" svg:y1="8.5cm" svg:x2="9.5cm" svg:y2="8cm" draw:start-shape="id64" draw:start-glue-point="7" draw:end-shape="id69" draw:end-glue-point="2" svg:d="M6000 8500h1001v1h2499v-501" svg:viewBox="0 0 3501 502">
          <text:p/>
        </draw:connector>
        <draw:connector draw:style-name="gr9" draw:text-style-name="P4" draw:layer="layout" svg:x1="11cm" svg:y1="7.5cm" svg:x2="13cm" svg:y2="16cm" draw:start-shape="id69" draw:start-glue-point="1" draw:end-shape="id70" draw:end-glue-point="4" svg:d="M11000 7500h2000v8500" svg:viewBox="0 0 2001 8501">
          <text:p/>
        </draw:connector>
        <draw:connector draw:style-name="gr9" draw:text-style-name="P4" draw:layer="layout" svg:x1="6cm" svg:y1="10.5cm" svg:x2="8cm" svg:y2="10.5cm" draw:start-shape="id65" draw:start-glue-point="7" draw:end-shape="id71" draw:end-glue-point="3" svg:d="M6000 10500h2000" svg:viewBox="0 0 2001 1">
          <text:p/>
        </draw:connector>
        <draw:connector draw:style-name="gr9" draw:text-style-name="P4" draw:layer="layout" svg:x1="6cm" svg:y1="12.5cm" svg:x2="8cm" svg:y2="12.5cm" draw:start-shape="id66" draw:start-glue-point="7" draw:end-shape="id72" draw:end-glue-point="5" svg:d="M6000 12500h2000" svg:viewBox="0 0 2001 1">
          <text:p/>
        </draw:connector>
        <draw:connector draw:style-name="gr9" draw:text-style-name="P4" draw:layer="layout" svg:x1="6cm" svg:y1="14.5cm" svg:x2="8cm" svg:y2="14.5cm" draw:start-shape="id67" draw:end-shape="id73" draw:end-glue-point="3" svg:d="M6000 14500h2000" svg:viewBox="0 0 2001 1">
          <text:p/>
        </draw:connector>
        <draw:custom-shape draw:style-name="gr23" draw:text-style-name="P11" draw:layer="layout" svg:width="1cm" svg:height="1cm" svg:x="15.5cm" svg:y="1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6" draw:text-style-name="P4" draw:layer="layout" svg:x1="21cm" svg:y1="7cm" svg:x2="31.7cm" svg:y2="9.4cm" draw:start-shape="id74" draw:start-glue-point="6" draw:end-shape="id75" svg:d="M21000 7000v1201h10700v1199" svg:viewBox="0 0 10701 2401">
          <text:p/>
        </draw:connector>
        <draw:connector draw:style-name="gr6" draw:text-style-name="P4" draw:layer="layout" svg:x1="26cm" svg:y1="7cm" svg:x2="31.7cm" svg:y2="9.4cm" draw:start-shape="id76" draw:start-glue-point="6" draw:end-shape="id75" svg:d="M26000 7000v1201h5700v1199" svg:viewBox="0 0 5701 2401">
          <text:p/>
        </draw:connector>
        <draw:connector draw:style-name="gr9" draw:text-style-name="P4" draw:layer="layout" svg:x1="18cm" svg:y1="6.5cm" svg:x2="19cm" svg:y2="6.5cm" draw:start-shape="id77" draw:start-glue-point="7" draw:end-shape="id74" draw:end-glue-point="5" svg:d="M18000 6500h1000" svg:viewBox="0 0 1001 1">
          <text:p/>
        </draw:connector>
        <draw:connector draw:style-name="gr9" draw:text-style-name="P4" draw:layer="layout" svg:x1="23cm" svg:y1="6.5cm" svg:x2="24cm" svg:y2="6.5cm" draw:start-shape="id74" draw:start-glue-point="7" draw:end-shape="id76" draw:end-glue-point="5" svg:d="M23000 6500h1000" svg:viewBox="0 0 1001 1">
          <text:p/>
        </draw:connector>
        <draw:connector draw:style-name="gr9" draw:text-style-name="P4" draw:layer="layout" svg:x1="28cm" svg:y1="6.5cm" svg:x2="30cm" svg:y2="6.5cm" draw:start-shape="id76" draw:start-glue-point="7" draw:end-shape="id78" draw:end-glue-point="3" svg:d="M28000 6500h2000" svg:viewBox="0 0 2001 1">
          <text:p/>
        </draw:connector>
        <draw:connector draw:style-name="gr9" draw:text-style-name="P4" draw:layer="layout" svg:x1="31cm" svg:y1="6cm" svg:x2="21cm" svg:y2="6cm" draw:start-shape="id78" draw:start-glue-point="0" draw:end-shape="id74" draw:end-glue-point="4" svg:d="M31000 6000v-501h-10000v501" svg:viewBox="0 0 10001 502">
          <text:p/>
        </draw:connector>
        <draw:connector draw:style-name="gr9" draw:text-style-name="P4" draw:layer="layout" svg:x1="4cm" svg:y1="20cm" svg:x2="4cm" svg:y2="22cm" draw:start-shape="id79" draw:start-glue-point="8" draw:end-shape="id61" svg:d="M4000 20000v2000" svg:viewBox="0 0 1 2001">
          <text:p/>
        </draw:connector>
        <draw:connector draw:style-name="gr9" draw:text-style-name="P4" draw:layer="layout" svg:x1="16cm" svg:y1="4cm" svg:x2="16cm" svg:y2="6cm" draw:start-shape="id80" draw:start-glue-point="8" draw:end-shape="id77" draw:end-glue-point="4" svg:d="M16000 4000v2000" svg:viewBox="0 0 1 2001">
          <text:p/>
        </draw:connector>
        <draw:connector draw:style-name="gr9" draw:text-style-name="P4" draw:layer="layout" svg:x1="11cm" svg:y1="22.5cm" svg:x2="13cm" svg:y2="17cm" draw:start-shape="id62" draw:start-glue-point="1" draw:end-shape="id70" svg:d="M11000 22500h2000v-5500" svg:viewBox="0 0 2001 5501">
          <text:p/>
        </draw:connector>
        <draw:custom-shape draw:style-name="gr4" draw:text-style-name="P3" xml:id="id81" draw:id="id81" draw:layer="layout" svg:width="4cm" svg:height="1cm" svg:x="14cm" svg:y="9cm">
          <text:p text:style-name="P2"><text:span text:style-name="T1">Tk == \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6cm" svg:y1="7cm" svg:x2="16cm" svg:y2="9cm" draw:start-shape="id77" draw:start-glue-point="6" draw:end-shape="id81" draw:end-glue-point="4" svg:d="M16000 7000v2000" svg:viewBox="0 0 1 2001">
          <text:p/>
        </draw:connector>
        <draw:connector draw:style-name="gr9" draw:text-style-name="P4" draw:layer="layout" svg:x1="31.7cm" svg:y1="10.4cm" svg:x2="31.7cm" svg:y2="11.9cm" draw:start-shape="id75" draw:end-shape="id82" draw:end-glue-point="4" svg:d="M31700 10400v1500" svg:viewBox="0 0 1 1501">
          <text:p/>
        </draw:connector>
        <draw:custom-shape draw:style-name="gr4" draw:text-style-name="P3" xml:id="id83" draw:id="id83" draw:layer="layout" svg:width="4cm" svg:height="1cm" svg:x="14cm" svg:y="11cm">
          <text:p text:style-name="P2"><text:span text:style-name="T1">Tk == 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18cm" svg:y1="11.5cm" svg:x2="19.019cm" svg:y2="14cm" draw:start-shape="id83" draw:start-glue-point="7" draw:end-shape="id84" draw:end-glue-point="0" svg:d="M18000 11500h1019v2500" svg:viewBox="0 0 1020 2501">
          <text:p/>
        </draw:connector>
        <draw:connector draw:style-name="gr6" draw:text-style-name="P4" draw:layer="layout" svg:x1="16cm" svg:y1="10cm" svg:x2="16cm" svg:y2="11cm" draw:start-shape="id81" draw:start-glue-point="6" draw:end-shape="id83" draw:end-glue-point="4" svg:d="M16000 10000v1000" svg:viewBox="0 0 1 1001">
          <text:p/>
        </draw:connector>
        <draw:custom-shape draw:style-name="gr33" draw:text-style-name="P2" xml:id="id84" draw:id="id84" draw:layer="layout" svg:width="3.962cm" svg:height="2cm" svg:x="17.038cm" svg:y="14cm">
          <text:p text:style-name="P2">Atom</text:p>
          <text:p text:style-name="P2">pop(TK list)</text:p>
          <draw:enhanced-geometry svg:viewBox="0 0 21600 21600" draw:type="rectangle" draw:enhanced-path="M 0 0 L 21600 0 21600 21600 0 21600 0 0 Z N"/>
        </draw:custom-shape>
        <draw:custom-shape draw:style-name="gr4" draw:text-style-name="P3" xml:id="id85" draw:id="id85" draw:layer="layout" svg:width="4cm" svg:height="1cm" svg:x="19.5cm" svg:y="9cm">
          <text:p text:style-name="P2"><text:span text:style-name="T1">List &gt;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1.5cm" svg:y1="10cm" svg:x2="21.5cm" svg:y2="11cm" draw:start-shape="id85" draw:start-glue-point="6" draw:end-shape="id86" svg:d="M21500 10000v1000" svg:viewBox="0 0 1 1001">
          <text:p/>
        </draw:connector>
        <draw:connector draw:style-name="gr9" draw:text-style-name="P4" draw:layer="layout" svg:x1="18cm" svg:y1="9.5cm" svg:x2="19.5cm" svg:y2="9.5cm" draw:start-shape="id81" draw:start-glue-point="7" draw:end-shape="id85" draw:end-glue-point="5" svg:d="M18000 9500h1500" svg:viewBox="0 0 1501 1">
          <text:p/>
        </draw:connector>
        <draw:connector draw:style-name="gr9" draw:text-style-name="P4" draw:layer="layout" svg:x1="23.5cm" svg:y1="9.5cm" svg:x2="24.5cm" svg:y2="9.5cm" draw:start-shape="id85" draw:start-glue-point="7" draw:end-shape="id87" draw:end-glue-point="3" svg:d="M23500 9500h1000" svg:viewBox="0 0 1001 1">
          <text:p/>
        </draw:connector>
        <draw:connector draw:style-name="gr9" draw:text-style-name="P4" draw:layer="layout" svg:x1="25.5cm" svg:y1="9cm" svg:x2="21.5cm" svg:y2="9cm" draw:start-shape="id87" draw:start-glue-point="0" draw:end-shape="id85" draw:end-glue-point="4" svg:d="M25500 9000v-501h-4000v501" svg:viewBox="0 0 4001 502">
          <text:p/>
        </draw:connector>
        <draw:custom-shape draw:style-name="gr32" draw:text-style-name="P2" xml:id="id87" draw:id="id87" draw:layer="layout" svg:width="2cm" svg:height="1cm" svg:x="24.5cm" svg:y="9cm">
          <text:p text:style-name="P2">atom</text:p>
          <draw:enhanced-geometry svg:viewBox="0 0 21600 21600" draw:type="rectangle" draw:enhanced-path="M 0 0 L 21600 0 21600 21600 0 21600 0 0 Z N"/>
        </draw:custom-shape>
        <draw:custom-shape draw:style-name="gr4" draw:text-style-name="P3" xml:id="id86" draw:id="id86" draw:layer="layout" svg:width="4cm" svg:height="1cm" svg:x="19.5cm" svg:y="11cm">
          <text:p text:style-name="P2"><text:span text:style-name="T1">Last is T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" xml:id="id88" draw:id="id88" draw:layer="layout" svg:width="3cm" svg:height="1cm" svg:x="24.5cm" svg:y="11cm">
          <text:p text:style-name="P2">Atom(1)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23.5cm" svg:y1="11.5cm" svg:x2="24.5cm" svg:y2="11.5cm" draw:start-shape="id86" draw:start-glue-point="7" draw:end-shape="id88" draw:end-glue-point="3" svg:d="M23500 11500h1000" svg:viewBox="0 0 1001 1">
          <text:p/>
        </draw:connector>
        <draw:frame draw:style-name="gr19" draw:text-style-name="P9" draw:layer="layout" svg:width="10.306cm" svg:height="1.673cm" svg:x="0.094cm" svg:y="0.13cm">
          <draw:text-box>
            <text:p text:style-name="P8"><text:span text:style-name="T2">Lexer, expr</text:span></text:p>
          </draw:text-box>
        </draw:frame>
      </draw:page>
      <draw:page draw:name="page6" draw:style-name="dp1" draw:master-page-name="默认">
        <draw:custom-shape draw:style-name="gr8" draw:text-style-name="P6" xml:id="id89" draw:id="id89" draw:layer="layout" svg:width="2cm" svg:height="1cm" svg:x="3cm" svg:y="2.5cm">
          <text:p text:style-name="P10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9" draw:text-style-name="P4" draw:layer="layout" svg:x1="4cm" svg:y1="3.5cm" svg:x2="4cm" svg:y2="5.5cm" draw:start-shape="id89" draw:start-glue-point="6" draw:end-shape="id90" draw:end-glue-point="4" svg:d="M4000 3500v2000" svg:viewBox="0 0 1 2001">
          <text:p/>
        </draw:connector>
        <draw:custom-shape draw:style-name="gr34" draw:text-style-name="P3" xml:id="id90" draw:id="id90" draw:layer="layout" svg:width="2cm" svg:height="1.101cm" svg:x="3cm" svg:y="5.5cm">
          <text:p text:style-name="P10"><text:span text:style-name="T1">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4cm" svg:y1="6.601cm" svg:x2="4cm" svg:y2="8cm" draw:start-shape="id90" draw:start-glue-point="6" draw:end-shape="id91" draw:end-glue-point="4" svg:d="M4000 6601v1399" svg:viewBox="0 0 1 1400">
          <text:p/>
        </draw:connector>
        <draw:connector draw:style-name="gr6" draw:text-style-name="P4" draw:layer="layout" svg:x1="5cm" svg:y1="6.051cm" svg:x2="8.5cm" svg:y2="5cm" draw:start-shape="id90" draw:start-glue-point="7" draw:end-shape="id92" draw:end-glue-point="2" svg:d="M5000 6051h3500v-1051" svg:viewBox="0 0 3501 1052">
          <text:p/>
        </draw:connector>
        <draw:custom-shape draw:style-name="gr35" draw:text-style-name="P7" xml:id="id92" draw:id="id92" draw:layer="layout" svg:width="5cm" svg:height="1.1cm" svg:x="6cm" svg:y="3.9cm">
          <text:p text:style-name="P7"><text:span text:style-name="T4">tk_list.append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8.5cm" svg:y1="3.9cm" svg:x2="5cm" svg:y2="3cm" draw:start-shape="id92" draw:start-glue-point="0" draw:end-shape="id89" draw:end-glue-point="7" svg:d="M8500 3900v-900h-3500" svg:viewBox="0 0 3501 901">
          <text:p/>
        </draw:connector>
        <draw:frame draw:style-name="gr36" draw:text-style-name="P5" draw:layer="layout" svg:width="17.846cm" svg:height="1.673cm" svg:x="0.054cm" svg:y="0.039cm">
          <draw:text-box>
            <text:p text:style-name="P12"><text:span text:style-name="T2">Lexer, If while, add token</text:span></text:p>
          </draw:text-box>
        </draw:frame>
        <draw:custom-shape draw:style-name="gr30" draw:text-style-name="P7" xml:id="id93" draw:id="id93" draw:layer="layout" svg:width="4cm" svg:height="1cm" svg:x="2cm" svg:y="10cm">
          <text:p text:style-name="P7">bl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4cm" svg:y1="11cm" svg:x2="4cm" svg:y2="12.999cm" draw:start-shape="id93" draw:end-shape="id94" draw:end-glue-point="4" svg:d="M4000 11000v1999" svg:viewBox="0 0 1 2000">
          <text:p/>
        </draw:connector>
        <draw:custom-shape draw:style-name="gr34" draw:text-style-name="P3" xml:id="id94" draw:id="id94" draw:layer="layout" svg:width="2cm" svg:height="1.101cm" svg:x="3cm" svg:y="12.999cm">
          <text:p text:style-name="P10"><text:span text:style-name="T1">\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4cm" svg:y1="14.1cm" svg:x2="4cm" svg:y2="16cm" draw:start-shape="id94" draw:start-glue-point="6" draw:end-shape="id95" draw:end-glue-point="0" svg:d="M4000 14100v1900" svg:viewBox="0 0 1 1901">
          <text:p/>
        </draw:connector>
        <draw:connector draw:style-name="gr6" draw:text-style-name="P4" draw:layer="layout" svg:x1="5cm" svg:y1="13.55cm" svg:x2="8.5cm" svg:y2="12.6cm" draw:start-shape="id94" draw:start-glue-point="7" draw:end-shape="id96" draw:end-glue-point="2" svg:d="M5000 13550h3500v-950" svg:viewBox="0 0 3501 951">
          <text:p/>
        </draw:connector>
        <draw:custom-shape draw:style-name="gr35" draw:text-style-name="P7" xml:id="id96" draw:id="id96" draw:layer="layout" svg:width="5cm" svg:height="1.1cm" svg:x="6cm" svg:y="11.5cm">
          <text:p text:style-name="P7"><text:span text:style-name="T4">tk_list.append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8.5cm" svg:y1="11.5cm" svg:x2="6cm" svg:y2="10.5cm" draw:start-shape="id96" draw:start-glue-point="0" draw:end-shape="id93" draw:end-glue-point="10" svg:d="M8500 11500v-1000h-2500" svg:viewBox="0 0 2501 1001">
          <text:p/>
        </draw:connector>
        <draw:custom-shape draw:style-name="gr37" draw:text-style-name="P7" xml:id="id95" draw:id="id95" draw:layer="layout" svg:width="6cm" svg:height="1cm" svg:x="1cm" svg:y="16cm">
          <text:p text:style-name="P7"><text:span text:style-name="T4">Block.add_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1" draw:id="id91" draw:layer="layout" svg:width="4cm" svg:height="1cm" svg:x="2cm" svg:y="8cm">
          <text:p text:style-name="P2">St = bloc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7" draw:style-name="dp1" draw:master-page-name="默认">
        <draw:frame draw:style-name="gr38" draw:text-style-name="P5" draw:layer="layout" svg:width="20.615cm" svg:height="1.673cm" svg:x="0.056cm" svg:y="0.041cm">
          <draw:text-box>
            <text:p><text:span text:style-name="T2">Parser</text:span></text:p>
          </draw:text-box>
        </draw:frame>
        <draw:custom-shape draw:style-name="gr39" draw:text-style-name="P2" draw:layer="layout" svg:width="8cm" svg:height="2cm" svg:x="4cm" svg:y="7cm">
          <text:p text:style-name="P2">parse all variable</text:p>
          <text:p text:style-name="P2">to name space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8cm" svg:height="2cm" svg:x="4cm" svg:y="3cm">
          <text:p text:style-name="P2">Analyze structure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8cm" svg:height="2cm" svg:x="4cm" svg:y="11cm">
          <text:p text:style-name="P2">Generate assembly</text:p>
          <text:p text:style-name="P2">Code with MemEle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8cm" svg:height="2cm" svg:x="4cm" svg:y="15cm">
          <text:p text:style-name="P2">Generate assembly</text:p>
          <text:p text:style-name="P2">Code with variable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8cm" svg:height="2cm" svg:x="4cm" svg:y="19cm">
          <text:p text:style-name="P2">Allocate memory space</text:p>
          <text:p text:style-name="P2">To variable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8cm" svg:height="2cm" svg:x="4cm" svg:y="23cm">
          <text:p text:style-name="P2">Generate assembly code</text:p>
          <text:p text:style-name="P2">With physical address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默认">
        <draw:frame draw:style-name="gr38" draw:text-style-name="P5" draw:layer="layout" svg:width="20.615cm" svg:height="1.673cm" svg:x="0.057cm" svg:y="0.042cm">
          <draw:text-box>
            <text:p><text:span text:style-name="T2">Parser</text:span></text:p>
          </draw:text-box>
        </draw:frame>
        <draw:custom-shape draw:style-name="gr8" draw:text-style-name="P6" xml:id="id97" draw:id="id97" draw:layer="layout" svg:width="2cm" svg:height="1cm" svg:x="2.004cm" svg:y="3.002cm">
          <text:p text:style-name="P10"><text:span text:style-name="T3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3" xml:id="id98" draw:id="id98" draw:layer="layout" svg:width="4cm" svg:height="1cm" svg:x="1cm" svg:y="6.001cm">
          <text:p text:style-name="P2"><text:span text:style-name="T1">Tk == ind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3.004cm" svg:y1="4.002cm" svg:x2="3cm" svg:y2="6.001cm" draw:start-shape="id97" draw:start-glue-point="6" draw:end-shape="id98" draw:end-glue-point="4" svg:d="M3004 4002v1000h-4v999" svg:viewBox="0 0 5 2000">
          <text:p/>
        </draw:connector>
        <draw:custom-shape draw:style-name="gr4" draw:text-style-name="P3" xml:id="id99" draw:id="id99" draw:layer="layout" svg:width="4cm" svg:height="1cm" svg:x="6cm" svg:y="6cm">
          <text:p text:style-name="P2"><text:span text:style-name="T1">Level &gt; cur_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5cm" svg:y1="6.501cm" svg:x2="6cm" svg:y2="6.5cm" draw:start-shape="id98" draw:start-glue-point="7" draw:end-shape="id99" draw:end-glue-point="5" svg:d="M5000 6501h501v-1h499" svg:viewBox="0 0 1001 2">
          <text:p/>
        </draw:connector>
        <draw:custom-shape draw:style-name="gr23" draw:text-style-name="P11" draw:layer="layout" svg:width="1cm" svg:height="1cm" svg:x="2.5cm" svg:y="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108" draw:id="id108" draw:layer="layout" svg:width="4cm" svg:height="1cm" svg:x="11cm" svg:y="6cm">
          <text:p text:style-name="P2">St = variab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" xml:id="id100" draw:id="id100" draw:layer="layout" svg:width="4cm" svg:height="1cm" svg:x="18cm" svg:y="2cm">
          <text:p text:style-name="P2">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1" draw:id="id101" draw:layer="layout" svg:width="4cm" svg:height="1cm" svg:x="18cm" svg:y="5cm">
          <text:p text:style-name="P2"><text:span text:style-name="T1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20cm" svg:y1="3cm" svg:x2="20cm" svg:y2="5cm" draw:start-shape="id100" draw:end-shape="id101" draw:end-glue-point="4" svg:d="M20000 3000v2000" svg:viewBox="0 0 1 2001">
          <text:p/>
        </draw:connector>
        <draw:custom-shape draw:style-name="gr4" draw:text-style-name="P3" xml:id="id105" draw:id="id105" draw:layer="layout" svg:width="4cm" svg:height="1cm" svg:x="24cm" svg:y="5cm">
          <text:p text:style-name="P2"><text:span text:style-name="T1">Var == ke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02" draw:id="id102" draw:layer="layout" svg:width="4cm" svg:height="1cm" svg:x="25.1cm" svg:y="20.864cm">
          <text:p text:style-name="P2"><text:span text:style-name="T1">Tk == '='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09" draw:id="id109" draw:layer="layout" svg:width="4cm" svg:height="1cm" svg:x="25.1cm" svg:y="23.864cm">
          <text:p text:style-name="P2">assignmen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4" draw:layer="layout" svg:x1="29.1cm" svg:y1="21.364cm" svg:x2="30.1cm" svg:y2="21.364cm" draw:start-shape="id102" draw:start-glue-point="7" draw:end-shape="id103" draw:end-glue-point="5" svg:d="M29100 21364h1000" svg:viewBox="0 0 1001 1">
          <text:p/>
        </draw:connector>
        <draw:custom-shape draw:style-name="gr4" draw:text-style-name="P3" xml:id="id103" draw:id="id103" draw:layer="layout" svg:width="4cm" svg:height="1cm" svg:x="30.1cm" svg:y="20.864cm">
          <text:p text:style-name="P2"><text:span text:style-name="T1">Tk == .or(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10" draw:id="id110" draw:layer="layout" svg:width="4cm" svg:height="1cm" svg:x="30.1cm" svg:y="23.864cm">
          <text:p text:style-name="P2">function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4" draw:layer="layout" svg:x1="20cm" svg:y1="6cm" svg:x2="20cm" svg:y2="7cm" draw:start-shape="id101" draw:start-glue-point="6" draw:end-shape="id104" draw:end-glue-point="4" svg:d="M20000 6000v1000" svg:viewBox="0 0 1 1001">
          <text:p/>
        </draw:connector>
        <draw:custom-shape draw:style-name="gr3" draw:text-style-name="P2" xml:id="id106" draw:id="id106" draw:layer="layout" svg:width="4cm" svg:height="1cm" svg:x="30cm" svg:y="5cm">
          <text:p text:style-name="P2">statemen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1" draw:layer="layout" svg:width="1cm" svg:height="1cm" svg:x="34.1cm" svg:y="20.86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9" draw:text-style-name="P4" draw:layer="layout" svg:x1="22cm" svg:y1="5.5cm" svg:x2="24cm" svg:y2="5.5cm" draw:start-shape="id101" draw:start-glue-point="7" draw:end-shape="id105" svg:d="M22000 5500h2000" svg:viewBox="0 0 2001 1">
          <text:p/>
        </draw:connector>
        <draw:connector draw:style-name="gr9" draw:text-style-name="P4" draw:layer="layout" svg:x1="28cm" svg:y1="5.5cm" svg:x2="30cm" svg:y2="5.5cm" draw:start-shape="id105" draw:start-glue-point="7" draw:end-shape="id106" draw:end-glue-point="3" svg:d="M28000 5500h2000" svg:viewBox="0 0 2001 1">
          <text:p/>
        </draw:connector>
        <draw:connector draw:style-name="gr6" draw:text-style-name="P4" draw:layer="layout" svg:x1="26cm" svg:y1="6cm" svg:x2="26cm" svg:y2="7cm" draw:start-shape="id105" draw:start-glue-point="6" draw:end-shape="id107" draw:end-glue-point="4" svg:d="M26000 6000v1000" svg:viewBox="0 0 1 1001">
          <text:p/>
        </draw:connector>
        <draw:connector draw:style-name="gr9" draw:text-style-name="P4" draw:layer="layout" svg:x1="10cm" svg:y1="6.5cm" svg:x2="11cm" svg:y2="6.5cm" draw:start-shape="id99" draw:start-glue-point="7" draw:end-shape="id108" svg:d="M10000 6500h1000" svg:viewBox="0 0 1001 1">
          <text:p/>
        </draw:connector>
        <draw:connector draw:style-name="gr9" draw:text-style-name="P4" draw:layer="layout" svg:x1="27.1cm" svg:y1="21.864cm" svg:x2="27.1cm" svg:y2="23.864cm" draw:start-shape="id102" draw:start-glue-point="6" draw:end-shape="id109" draw:end-glue-point="0" svg:d="M27100 21864v2000" svg:viewBox="0 0 1 2001">
          <text:p/>
        </draw:connector>
        <draw:connector draw:style-name="gr9" draw:text-style-name="P4" draw:layer="layout" svg:x1="32.1cm" svg:y1="21.864cm" svg:x2="32.1cm" svg:y2="23.864cm" draw:start-shape="id103" draw:start-glue-point="6" draw:end-shape="id110" draw:end-glue-point="0" svg:d="M32100 21864v2000" svg:viewBox="0 0 1 2001">
          <text:p/>
        </draw:connector>
        <draw:custom-shape draw:style-name="gr2" draw:text-style-name="P2" xml:id="id111" draw:id="id111" draw:layer="layout" svg:width="4cm" svg:height="1cm" svg:x="36cm" svg:y="5cm">
          <text:p text:style-name="P2">St = stm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34cm" svg:y1="5.5cm" svg:x2="36cm" svg:y2="5.5cm" draw:start-shape="id106" draw:start-glue-point="1" draw:end-shape="id111" draw:end-glue-point="5" svg:d="M34000 5500h2000" svg:viewBox="0 0 2001 1">
          <text:p/>
        </draw:connector>
        <draw:connector draw:style-name="gr9" draw:text-style-name="P4" draw:layer="layout" svg:x1="27.1cm" svg:y1="24.864cm" svg:x2="29.175cm" svg:y2="27.9cm" draw:start-shape="id109" draw:start-glue-point="2" svg:d="M27100 24864v1769h2075v1267" svg:viewBox="0 0 2076 3037">
          <text:p/>
        </draw:connector>
        <draw:connector draw:style-name="gr9" draw:text-style-name="P4" draw:layer="layout" svg:x1="32.1cm" svg:y1="24.864cm" svg:x2="31.126cm" svg:y2="27.504cm" draw:start-shape="id110" draw:start-glue-point="2" svg:d="M32100 24864v1571h-974v1069" svg:viewBox="0 0 975 2641">
          <text:p/>
        </draw:connector>
        <draw:custom-shape draw:style-name="gr23" draw:text-style-name="P11" draw:layer="layout" svg:width="1cm" svg:height="1cm" svg:x="10cm" svg:y="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104" draw:id="id104" draw:layer="layout" svg:width="4cm" svg:height="1cm" svg:x="18cm" svg:y="7cm">
          <text:p text:style-name="P2">St = identif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" xml:id="id112" draw:id="id112" draw:layer="layout" svg:width="4cm" svg:height="1cm" svg:x="25.1cm" svg:y="17.864cm">
          <text:p text:style-name="P2">ident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27.1cm" svg:y1="18.864cm" svg:x2="27.1cm" svg:y2="20.864cm" draw:start-shape="id112" draw:start-glue-point="8" draw:end-shape="id102" draw:end-glue-point="4" svg:d="M27100 18864v2000" svg:viewBox="0 0 1 2001">
          <text:p/>
        </draw:connector>
        <draw:custom-shape draw:style-name="gr4" draw:text-style-name="P3" xml:id="id107" draw:id="id107" draw:layer="layout" svg:width="4cm" svg:height="1cm" svg:x="24cm" svg:y="7cm">
          <text:p text:style-name="P2"><text:span text:style-name="T1">Var == devi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13" draw:id="id113" draw:layer="layout" svg:width="4cm" svg:height="1cm" svg:x="30cm" svg:y="7cm">
          <text:p text:style-name="P2">Device nam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4" draw:layer="layout" svg:x1="28cm" svg:y1="7.5cm" svg:x2="30cm" svg:y2="7.5cm" draw:start-shape="id107" draw:start-glue-point="7" draw:end-shape="id113" draw:end-glue-point="3" svg:d="M28000 7500h2000" svg:viewBox="0 0 2001 1">
          <text:p/>
        </draw:connector>
        <draw:connector draw:style-name="gr9" draw:text-style-name="P4" draw:layer="layout" svg:x1="34cm" svg:y1="7.5cm" svg:x2="36cm" svg:y2="7.5cm" draw:start-shape="id113" draw:start-glue-point="1" draw:end-shape="id114" draw:end-glue-point="5" svg:d="M34000 7500h2000" svg:viewBox="0 0 2001 1">
          <text:p/>
        </draw:connector>
        <draw:custom-shape draw:style-name="gr40" draw:text-style-name="P2" xml:id="id114" draw:id="id114" draw:layer="layout" svg:width="5cm" svg:height="1cm" svg:x="36cm" svg:y="7cm">
          <text:p text:style-name="P2">St = device val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120" draw:id="id120" draw:layer="layout" svg:width="3cm" svg:height="1cm" svg:x="26cm" svg:y="2cm">
          <text:p text:style-name="P2">\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117" draw:id="id117" draw:layer="layout" svg:width="4cm" svg:height="1cm" svg:x="18cm" svg:y="10.1cm">
          <text:p text:style-name="P2">Device valu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115" draw:id="id115" draw:layer="layout" svg:width="4cm" svg:height="1cm" svg:x="18cm" svg:y="12.1cm">
          <text:p text:style-name="P2"><text:span text:style-name="T1">tk == dat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0cm" svg:y1="13.1cm" svg:x2="20cm" svg:y2="14.1cm" draw:start-shape="id115" draw:start-glue-point="6" draw:end-shape="id116" draw:end-glue-point="4" svg:d="M20000 13100v1000" svg:viewBox="0 0 1 1001">
          <text:p/>
        </draw:connector>
        <draw:custom-shape draw:style-name="gr4" draw:text-style-name="P3" xml:id="id116" draw:id="id116" draw:layer="layout" svg:width="4cm" svg:height="1cm" svg:x="18cm" svg:y="14.1cm">
          <text:p text:style-name="P2"><text:span text:style-name="T1">Var == devi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1cm" svg:height="1cm" svg:x="25.5cm" svg:y="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9" draw:text-style-name="P4" draw:layer="layout" svg:x1="20cm" svg:y1="11.1cm" svg:x2="20cm" svg:y2="12.1cm" draw:start-shape="id117" draw:start-glue-point="8" draw:end-shape="id115" draw:end-glue-point="4" svg:d="M20000 11100v1000" svg:viewBox="0 0 1 1001">
          <text:p/>
        </draw:connector>
        <draw:custom-shape draw:style-name="gr12" draw:text-style-name="P2" xml:id="id118" draw:id="id118" draw:layer="layout" svg:width="5cm" svg:height="1cm" svg:x="23cm" svg:y="12.1cm">
          <text:p text:style-name="P2">Set device data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4" draw:layer="layout" svg:x1="22cm" svg:y1="12.6cm" svg:x2="23cm" svg:y2="12.6cm" draw:start-shape="id115" draw:start-glue-point="7" draw:end-shape="id118" draw:end-glue-point="3" svg:d="M22000 12600h1000" svg:viewBox="0 0 1001 1">
          <text:p/>
        </draw:connector>
        <draw:custom-shape draw:style-name="gr15" draw:text-style-name="P2" xml:id="id119" draw:id="id119" draw:layer="layout" svg:width="3cm" svg:height="1cm" svg:x="29cm" svg:y="12.1cm">
          <text:p text:style-name="P2">St = \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28cm" svg:y1="12.6cm" svg:x2="29cm" svg:y2="12.6cm" draw:start-shape="id118" draw:start-glue-point="1" draw:end-shape="id119" svg:d="M28000 12600h1000" svg:viewBox="0 0 1001 1">
          <text:p/>
        </draw:connector>
        <draw:custom-shape draw:style-name="gr4" draw:text-style-name="P3" xml:id="id121" draw:id="id121" draw:layer="layout" svg:width="4cm" svg:height="1cm" svg:x="31cm" svg:y="2cm">
          <text:p text:style-name="P2"><text:span text:style-name="T1">tk == \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22" draw:id="id122" draw:layer="layout" svg:width="4cm" svg:height="1cm" svg:x="37cm" svg:y="2cm">
          <text:p text:style-name="P2">St = id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29cm" svg:y1="2.5cm" svg:x2="31cm" svg:y2="2.5cm" draw:start-shape="id120" draw:start-glue-point="10" draw:end-shape="id121" draw:end-glue-point="5" svg:d="M29000 2500h2000" svg:viewBox="0 0 2001 1">
          <text:p/>
        </draw:connector>
        <draw:connector draw:style-name="gr9" draw:text-style-name="P4" draw:layer="layout" svg:x1="35cm" svg:y1="2.5cm" svg:x2="37cm" svg:y2="2.5cm" draw:start-shape="id121" draw:start-glue-point="7" draw:end-shape="id122" svg:d="M35000 2500h2000" svg:viewBox="0 0 2001 1">
          <text:p/>
        </draw:connector>
        <draw:custom-shape draw:style-name="gr23" draw:text-style-name="P11" draw:layer="layout" svg:width="1cm" svg:height="1cm" svg:x="32.5cm" svg:y="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2" draw:text-style-name="P2" xml:id="id123" draw:id="id123" draw:layer="layout" svg:width="5cm" svg:height="1cm" svg:x="23cm" svg:y="14.1cm">
          <text:p text:style-name="P2">Set device dev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4" draw:layer="layout" svg:x1="22cm" svg:y1="14.6cm" svg:x2="23cm" svg:y2="14.6cm" draw:start-shape="id116" draw:start-glue-point="7" draw:end-shape="id123" draw:end-glue-point="3" svg:d="M22000 14600h1000" svg:viewBox="0 0 1001 1">
          <text:p/>
        </draw:connector>
        <draw:connector draw:style-name="gr9" draw:text-style-name="P4" draw:layer="layout" svg:x1="28cm" svg:y1="14.6cm" svg:x2="30.5cm" svg:y2="13.1cm" draw:start-shape="id123" draw:start-glue-point="1" draw:end-shape="id119" svg:d="M28000 14600h2500v-1500" svg:viewBox="0 0 2501 1501">
          <text:p/>
        </draw:connector>
        <draw:custom-shape draw:style-name="gr23" draw:text-style-name="P11" draw:layer="layout" svg:width="1cm" svg:height="1cm" svg:x="19.5cm" svg:y="15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1" draw:text-style-name="P4" draw:layer="layout" svg:width="12.7cm" svg:height="11.2cm" svg:x="24.3cm" svg:y="1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24" draw:id="id124" draw:layer="layout" svg:width="4cm" svg:height="1cm" svg:x="6cm" svg:y="8cm">
          <text:p text:style-name="P2"><text:span text:style-name="T1">cur_l =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cm" svg:y1="7cm" svg:x2="8cm" svg:y2="8cm" draw:start-shape="id99" draw:start-glue-point="6" draw:end-shape="id124" draw:end-glue-point="4" svg:d="M8000 7000v1000" svg:viewBox="0 0 1 1001">
          <text:p/>
        </draw:connector>
        <draw:custom-shape draw:style-name="gr4" draw:text-style-name="P3" xml:id="id125" draw:id="id125" draw:layer="layout" svg:width="4cm" svg:height="1cm" svg:x="6cm" svg:y="10cm">
          <text:p text:style-name="P2"><text:span text:style-name="T1">End &gt;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cm" svg:y1="9cm" svg:x2="8cm" svg:y2="10cm" draw:start-shape="id124" draw:start-glue-point="6" draw:end-shape="id125" draw:end-glue-point="4" svg:d="M8000 9000v1000" svg:viewBox="0 0 1 1001">
          <text:p/>
        </draw:connector>
        <draw:custom-shape draw:style-name="gr12" draw:text-style-name="P2" xml:id="id126" draw:id="id126" draw:layer="layout" svg:width="5cm" svg:height="1cm" svg:x="12cm" svg:y="10cm">
          <text:p text:style-name="P2">Add end cod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4" draw:layer="layout" svg:x1="10cm" svg:y1="10.5cm" svg:x2="12cm" svg:y2="10.5cm" draw:start-shape="id125" draw:end-shape="id126" draw:end-glue-point="3" svg:d="M10000 10500h2000" svg:viewBox="0 0 2001 1">
          <text:p/>
        </draw:connector>
        <draw:custom-shape draw:style-name="gr12" draw:text-style-name="P2" xml:id="id127" draw:id="id127" draw:layer="layout" svg:width="5cm" svg:height="1cm" svg:x="11cm" svg:y="13cm">
          <text:p text:style-name="P2">Cur_l-1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4" draw:layer="layout" svg:x1="14.5cm" svg:y1="11cm" svg:x2="13.5cm" svg:y2="13cm" draw:start-shape="id126" draw:start-glue-point="2" draw:end-shape="id127" svg:d="M14500 11000v1000h-1000v1000" svg:viewBox="0 0 1001 2001">
          <text:p/>
        </draw:connector>
        <draw:connector draw:style-name="gr6" draw:text-style-name="P4" draw:layer="layout" svg:x1="8cm" svg:y1="11cm" svg:x2="11cm" svg:y2="13.5cm" draw:start-shape="id125" draw:start-glue-point="6" draw:end-shape="id127" draw:end-glue-point="3" svg:d="M8000 11000v2500h3000" svg:viewBox="0 0 3001 2501">
          <text:p/>
        </draw:connector>
      </draw:page>
      <draw:page draw:name="page9" draw:style-name="dp1" draw:master-page-name="默认">
        <draw:frame draw:style-name="gr42" draw:text-style-name="P13" draw:layer="layout" svg:width="3.571cm" svg:height="0.962cm" svg:x="1cm" svg:y="1.1cm">
          <draw:text-box>
            <text:p>Stmt:While</text:p>
          </draw:text-box>
        </draw:frame>
        <draw:custom-shape draw:style-name="gr8" draw:text-style-name="P6" xml:id="id131" draw:id="id131" draw:layer="layout" svg:width="2cm" svg:height="1cm" svg:x="2.005cm" svg:y="3.003cm">
          <text:p text:style-name="P10"><text:span text:style-name="T3">wh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3" xml:id="id128" draw:id="id128" draw:layer="layout" svg:width="4cm" svg:height="1cm" svg:x="1.001cm" svg:y="5.002cm">
          <text:p text:style-name="P2"><text:span text:style-name="T1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29" draw:id="id129" draw:layer="layout" svg:width="4cm" svg:height="1cm" svg:x="1cm" svg:y="7cm">
          <text:p text:style-name="P2"><text:span text:style-name="T1">Tk == tru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3.001cm" svg:y1="6.002cm" svg:x2="3cm" svg:y2="7cm" draw:start-shape="id128" draw:start-glue-point="6" draw:end-shape="id129" draw:end-glue-point="4" svg:d="M3001 6002v500h-1v498" svg:viewBox="0 0 2 999">
          <text:p/>
        </draw:connector>
        <draw:custom-shape draw:style-name="gr23" draw:text-style-name="P11" draw:layer="layout" svg:width="1cm" svg:height="1cm" svg:x="5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132" draw:id="id132" draw:layer="layout" svg:width="4cm" svg:height="1cm" svg:x="1cm" svg:y="11cm">
          <text:p text:style-name="P2">St = \n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9" draw:text-style-name="P4" draw:layer="layout" svg:x1="3cm" svg:y1="8cm" svg:x2="3cm" svg:y2="9cm" draw:start-shape="id129" draw:start-glue-point="6" draw:end-shape="id130" svg:d="M3000 8000v1000" svg:viewBox="0 0 1 1001">
          <text:p/>
        </draw:connector>
        <draw:custom-shape draw:style-name="gr23" draw:text-style-name="P11" draw:layer="layout" svg:width="1cm" svg:height="1cm" svg:x="5cm" svg:y="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9" draw:text-style-name="P4" draw:layer="layout" svg:x1="3.005cm" svg:y1="4.003cm" svg:x2="3.001cm" svg:y2="5.002cm" draw:start-shape="id131" draw:start-glue-point="6" draw:end-shape="id128" draw:end-glue-point="4" svg:d="M3005 4003v500h-4v499" svg:viewBox="0 0 5 1000">
          <text:p/>
        </draw:connector>
        <draw:custom-shape draw:style-name="gr3" draw:text-style-name="P2" xml:id="id130" draw:id="id130" draw:layer="layout" svg:width="4cm" svg:height="1cm" svg:x="1cm" svg:y="9cm">
          <text:p text:style-name="P2">While tru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4" draw:layer="layout" svg:x1="3cm" svg:y1="10cm" svg:x2="3cm" svg:y2="11cm" draw:start-shape="id130" draw:start-glue-point="2" draw:end-shape="id132" svg:d="M3000 10000v1000" svg:viewBox="0 0 1 1001">
          <text:p/>
        </draw:connector>
        <draw:custom-shape draw:style-name="gr8" draw:text-style-name="P6" xml:id="id135" draw:id="id135" draw:layer="layout" svg:width="2cm" svg:height="1cm" svg:x="8.005cm" svg:y="3cm">
          <text:p text:style-name="P10"><text:span text:style-name="T3">if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3" xml:id="id133" draw:id="id133" draw:layer="layout" svg:width="4cm" svg:height="1cm" svg:x="7.001cm" svg:y="4.999cm">
          <text:p text:style-name="P2"><text:span text:style-name="T1">Tk == v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9.001cm" svg:y1="5.999cm" svg:x2="9cm" svg:y2="7cm" draw:start-shape="id133" draw:start-glue-point="6" draw:end-shape="id134" draw:end-glue-point="4" svg:d="M9001 5999v501h-1v500" svg:viewBox="0 0 2 1002">
          <text:p/>
        </draw:connector>
        <draw:custom-shape draw:style-name="gr23" draw:text-style-name="P11" draw:layer="layout" svg:width="1cm" svg:height="1cm" svg:x="1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136" draw:id="id136" draw:layer="layout" svg:width="4cm" svg:height="1cm" svg:x="7.2cm" svg:y="23.2cm">
          <text:p text:style-name="P2">St = \n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3" draw:text-style-name="P11" draw:layer="layout" svg:width="1cm" svg:height="1cm" svg:x="11cm" svg:y="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9" draw:text-style-name="P4" draw:layer="layout" svg:x1="9.005cm" svg:y1="4cm" svg:x2="9.001cm" svg:y2="4.999cm" draw:start-shape="id135" draw:start-glue-point="6" draw:end-shape="id133" draw:end-glue-point="4" svg:d="M9005 4000v500h-4v499" svg:viewBox="0 0 5 1000">
          <text:p/>
        </draw:connector>
        <draw:connector draw:style-name="gr9" draw:text-style-name="P4" draw:layer="layout" svg:x1="9.2cm" svg:y1="22.2cm" svg:x2="9.2cm" svg:y2="23.2cm" draw:end-shape="id136" svg:d="M9200 22200v1000" svg:viewBox="0 0 1 1001">
          <text:p/>
        </draw:connector>
        <draw:custom-shape draw:style-name="gr2" draw:text-style-name="P2" draw:layer="layout" svg:width="4cm" svg:height="1cm" svg:x="1.202cm" svg:y="18.004cm">
          <text:p text:style-name="P2">St = stm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4cm" svg:height="1cm" svg:x="1.164cm" svg:y="21.3cm">
          <text:p text:style-name="P2">Set devic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3" xml:id="id134" draw:id="id134" draw:layer="layout" svg:width="4cm" svg:height="1cm" svg:x="7cm" svg:y="7cm">
          <text:p text:style-name="P2"><text:span text:style-name="T1">tk == devi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42" draw:id="id142" draw:layer="layout" svg:width="3cm" svg:height="1cm" svg:x="17.5cm" svg:y="3cm">
          <text:p text:style-name="P2">If re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svg:x1="3.002cm" svg:y1="22.7cm" svg:x2="3.002cm" svg:y2="23.7cm" svg:d="M3002 22700v1000" svg:viewBox="0 0 1 1001">
          <text:p/>
        </draw:connector>
        <draw:custom-shape draw:style-name="gr4" draw:text-style-name="P3" xml:id="id137" draw:id="id137" draw:layer="layout" svg:width="4cm" svg:height="1cm" svg:x="7cm" svg:y="9cm">
          <text:p text:style-name="P2"><text:span text:style-name="T1">tk == dr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9cm" svg:y1="8cm" svg:x2="9cm" svg:y2="9cm" draw:start-shape="id134" draw:start-glue-point="6" draw:end-shape="id137" draw:end-glue-point="0" svg:d="M9000 8000v1000" svg:viewBox="0 0 1 1001">
          <text:p/>
        </draw:connector>
        <draw:custom-shape draw:style-name="gr3" draw:text-style-name="P2" xml:id="id138" draw:id="id138" draw:layer="layout" svg:width="4cm" svg:height="1cm" svg:x="7cm" svg:y="11cm">
          <text:p text:style-name="P2">fix if dr0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4" draw:layer="layout" svg:x1="9cm" svg:y1="10cm" svg:x2="9cm" svg:y2="11cm" draw:start-shape="id137" draw:start-glue-point="6" draw:end-shape="id138" draw:end-glue-point="0" svg:d="M9000 10000v1000" svg:viewBox="0 0 1 1001">
          <text:p/>
        </draw:connector>
        <draw:custom-shape draw:style-name="gr2" draw:text-style-name="P2" xml:id="id139" draw:id="id139" draw:layer="layout" svg:width="4cm" svg:height="1cm" svg:x="7cm" svg:y="13cm">
          <text:p text:style-name="P2">St = if re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9cm" svg:y1="12cm" svg:x2="9cm" svg:y2="13cm" draw:start-shape="id138" draw:start-glue-point="2" draw:end-shape="id139" draw:end-glue-point="4" svg:d="M9000 12000v1000" svg:viewBox="0 0 1 1001">
          <text:p/>
        </draw:connector>
        <draw:custom-shape draw:style-name="gr4" draw:text-style-name="P3" xml:id="id140" draw:id="id140" draw:layer="layout" svg:width="4cm" svg:height="1cm" svg:x="17cm" svg:y="5cm">
          <text:p text:style-name="P2"><text:span text:style-name="T1">Tk == re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19cm" svg:y1="6cm" svg:x2="19cm" svg:y2="7cm" draw:start-shape="id140" draw:start-glue-point="6" draw:end-shape="id141" draw:end-glue-point="0" svg:d="M19000 6000v1000" svg:viewBox="0 0 1 1001">
          <text:p/>
        </draw:connector>
        <draw:connector draw:style-name="gr9" draw:text-style-name="P4" draw:layer="layout" svg:x1="19cm" svg:y1="4cm" svg:x2="19cm" svg:y2="5cm" draw:start-shape="id142" draw:end-shape="id140" draw:end-glue-point="4" svg:d="M19000 4000v1000" svg:viewBox="0 0 1 1001">
          <text:p/>
        </draw:connector>
        <draw:custom-shape draw:style-name="gr3" draw:text-style-name="P2" xml:id="id141" draw:id="id141" draw:layer="layout" svg:width="4cm" svg:height="1cm" svg:x="17cm" svg:y="7cm">
          <text:p text:style-name="P2">Set c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43" draw:id="id143" draw:layer="layout" svg:width="4cm" svg:height="1cm" svg:x="17cm" svg:y="9cm">
          <text:p text:style-name="P2">St = if righ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19cm" svg:y1="8cm" svg:x2="19cm" svg:y2="9cm" draw:start-shape="id141" draw:start-glue-point="2" draw:end-shape="id143" draw:end-glue-point="4" svg:d="M19000 8000v1000" svg:viewBox="0 0 1 1001">
          <text:p/>
        </draw:connector>
        <draw:custom-shape draw:style-name="gr5" draw:text-style-name="P2" xml:id="id146" draw:id="id146" draw:layer="layout" svg:width="3cm" svg:height="1cm" svg:x="23.5cm" svg:y="3cm">
          <text:p text:style-name="P2">If righ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144" draw:id="id144" draw:layer="layout" svg:width="4cm" svg:height="1cm" svg:x="23cm" svg:y="5cm">
          <text:p text:style-name="P2"><text:span text:style-name="T1">Tk == dat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25cm" svg:y1="6cm" svg:x2="25cm" svg:y2="7cm" draw:start-shape="id144" draw:start-glue-point="6" draw:end-shape="id145" draw:end-glue-point="0" svg:d="M25000 6000v1000" svg:viewBox="0 0 1 1001">
          <text:p/>
        </draw:connector>
        <draw:connector draw:style-name="gr9" draw:text-style-name="P4" draw:layer="layout" svg:x1="25cm" svg:y1="4cm" svg:x2="25cm" svg:y2="5cm" draw:start-shape="id146" draw:end-shape="id144" draw:end-glue-point="4" svg:d="M25000 4000v1000" svg:viewBox="0 0 1 1001">
          <text:p/>
        </draw:connector>
        <draw:custom-shape draw:style-name="gr3" draw:text-style-name="P2" xml:id="id145" draw:id="id145" draw:layer="layout" svg:width="4cm" svg:height="1cm" svg:x="23cm" svg:y="7cm">
          <text:p text:style-name="P2">Set dr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4cm" svg:height="1cm" svg:x="23cm" svg:y="11cm">
          <text:p text:style-name="P2">St = id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4" draw:layer="layout" svg:x1="25cm" svg:y1="8cm" svg:x2="25cm" svg:y2="9cm" draw:start-shape="id145" draw:start-glue-point="2" draw:end-shape="id147" draw:end-glue-point="0" svg:d="M25000 8000v1000" svg:viewBox="0 0 1 1001">
          <text:p/>
        </draw:connector>
        <draw:custom-shape draw:style-name="gr3" draw:text-style-name="P2" xml:id="id147" draw:id="id147" draw:layer="layout" svg:width="4cm" svg:height="1cm" svg:x="23cm" svg:y="9cm">
          <text:p text:style-name="P2">Set device</text:p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10" draw:style-name="dp1" draw:master-page-name="默认">
        <draw:frame draw:style-name="gr44" draw:text-style-name="P1" xml:id="id148" draw:id="id148" draw:layer="layout" svg:width="1.649cm" svg:height="1cm" svg:x="3.6cm" svg:y="2cm">
          <draw:text-box>
            <text:p>X=1</text:p>
          </draw:text-box>
        </draw:frame>
        <draw:custom-shape draw:style-name="gr27" draw:text-style-name="P2" xml:id="id149" draw:id="id149" draw:layer="layout" svg:width="3cm" svg:height="1cm" svg:x="7cm" svg:y="2cm">
          <text:p text:style-name="P2">1</text:p>
          <draw:enhanced-geometry svg:viewBox="0 0 21600 21600" draw:type="rectangle" draw:enhanced-path="M 0 0 L 21600 0 21600 21600 0 21600 0 0 Z N"/>
        </draw:custom-shape>
        <draw:frame draw:style-name="gr45" draw:text-style-name="P14" draw:layer="layout" svg:width="1.51cm" svg:height="0.963cm" svg:x="3.6cm" svg:y="3cm">
          <draw:text-box>
            <text:p>y=x</text:p>
          </draw:text-box>
        </draw:frame>
        <draw:connector draw:style-name="gr9" draw:text-style-name="P4" draw:layer="layout" svg:x1="5.249cm" svg:y1="2.5cm" svg:x2="7cm" svg:y2="2.5cm" draw:start-shape="id148" draw:start-glue-point="1" draw:end-shape="id149" draw:end-glue-point="3" svg:d="M5249 2500h1751" svg:viewBox="0 0 1752 1">
          <text:p/>
        </draw:connector>
        <draw:line draw:style-name="gr9" draw:text-style-name="P4" draw:layer="layout" svg:x1="5.2cm" svg:y1="3.6cm" svg:x2="7cm" svg:y2="2.8cm">
          <text:p/>
        </draw:line>
        <draw:frame draw:style-name="gr44" draw:text-style-name="P1" xml:id="id150" draw:id="id150" draw:layer="layout" svg:width="1.649cm" svg:height="1cm" svg:x="3.6cm" svg:y="6cm">
          <draw:text-box>
            <text:p>X=1</text:p>
          </draw:text-box>
        </draw:frame>
        <draw:custom-shape draw:style-name="gr27" draw:text-style-name="P2" xml:id="id151" draw:id="id151" draw:layer="layout" svg:width="3cm" svg:height="1cm" svg:x="7cm" svg:y="6cm">
          <text:p text:style-name="P2">1</text:p>
          <draw:enhanced-geometry svg:viewBox="0 0 21600 21600" draw:type="rectangle" draw:enhanced-path="M 0 0 L 21600 0 21600 21600 0 21600 0 0 Z N"/>
        </draw:custom-shape>
        <draw:frame draw:style-name="gr46" draw:text-style-name="P14" xml:id="id152" draw:id="id152" draw:layer="layout" svg:width="3.1cm" svg:height="1cm" svg:x="2.1cm" svg:y="7cm">
          <draw:text-box>
            <text:p>New y=x</text:p>
          </draw:text-box>
        </draw:frame>
        <draw:connector draw:style-name="gr9" draw:text-style-name="P4" draw:layer="layout" svg:x1="5.249cm" svg:y1="6.5cm" svg:x2="7cm" svg:y2="6.5cm" draw:start-shape="id150" draw:start-glue-point="1" draw:end-shape="id151" draw:end-glue-point="3" svg:d="M5249 6500h1751" svg:viewBox="0 0 1752 1">
          <text:p/>
        </draw:connector>
        <draw:custom-shape draw:style-name="gr27" draw:text-style-name="P2" xml:id="id153" draw:id="id153" draw:layer="layout" svg:width="3cm" svg:height="1cm" svg:x="7cm" svg:y="7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5.2cm" svg:y1="7.5cm" svg:x2="7cm" svg:y2="7.5cm" draw:start-shape="id152" draw:start-glue-point="1" draw:end-shape="id153" draw:end-glue-point="3" svg:d="M5200 7500h1800" svg:viewBox="0 0 1801 1">
          <text:p/>
        </draw:connector>
        <draw:frame draw:style-name="gr47" draw:text-style-name="P1" draw:layer="layout" svg:width="10.98cm" svg:height="0.962cm" svg:x="1.1cm" svg:y="1cm">
          <draw:text-box>
            <text:p>Variable claim and memory allocation</text:p>
          </draw:text-box>
        </draw:frame>
        <draw:frame draw:style-name="gr44" draw:text-style-name="P1" xml:id="id154" draw:id="id154" draw:layer="layout" svg:width="1.649cm" svg:height="1cm" svg:x="12.6cm" svg:y="2cm">
          <draw:text-box>
            <text:p>X=1</text:p>
          </draw:text-box>
        </draw:frame>
        <draw:custom-shape draw:style-name="gr27" draw:text-style-name="P2" xml:id="id155" draw:id="id155" draw:layer="layout" svg:width="3cm" svg:height="1cm" svg:x="16cm" svg:y="2cm">
          <text:p text:style-name="P2">1</text:p>
          <draw:enhanced-geometry svg:viewBox="0 0 21600 21600" draw:type="rectangle" draw:enhanced-path="M 0 0 L 21600 0 21600 21600 0 21600 0 0 Z N"/>
        </draw:custom-shape>
        <draw:frame draw:style-name="gr46" draw:text-style-name="P14" xml:id="id156" draw:id="id156" draw:layer="layout" svg:width="1.6cm" svg:height="1cm" svg:x="12.7cm" svg:y="3cm">
          <draw:text-box>
            <text:p>y=2</text:p>
          </draw:text-box>
        </draw:frame>
        <draw:connector draw:style-name="gr9" draw:text-style-name="P4" draw:layer="layout" svg:x1="14.249cm" svg:y1="2.5cm" svg:x2="16cm" svg:y2="2.5cm" draw:start-shape="id154" draw:start-glue-point="1" draw:end-shape="id155" draw:end-glue-point="3" svg:d="M14249 2500h1751" svg:viewBox="0 0 1752 1">
          <text:p/>
        </draw:connector>
        <draw:line draw:style-name="gr9" draw:text-style-name="P4" draw:layer="layout" svg:x1="14cm" svg:y1="4.6cm" svg:x2="16cm" svg:y2="3.5cm">
          <text:p/>
        </draw:line>
        <draw:frame draw:style-name="gr45" draw:text-style-name="P14" draw:layer="layout" svg:width="1.51cm" svg:height="0.963cm" svg:x="12.7cm" svg:y="4.037cm">
          <draw:text-box>
            <text:p>y=x</text:p>
          </draw:text-box>
        </draw:frame>
        <draw:custom-shape draw:style-name="gr27" draw:text-style-name="P2" xml:id="id157" draw:id="id157" draw:layer="layout" svg:width="3cm" svg:height="1cm" svg:x="16cm" svg:y="3cm">
          <text:p text:style-name="P2">2--&gt;1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4.3cm" svg:y1="3.5cm" svg:x2="16cm" svg:y2="3.5cm" draw:start-shape="id156" draw:start-glue-point="1" draw:end-shape="id157" draw:end-glue-point="3" svg:d="M14300 3500h1700" svg:viewBox="0 0 1701 1">
          <text:p/>
        </draw:connector>
        <draw:frame draw:style-name="gr44" draw:text-style-name="P1" xml:id="id158" draw:id="id158" draw:layer="layout" svg:width="1.649cm" svg:height="1cm" svg:x="12.6cm" svg:y="6cm">
          <draw:text-box>
            <text:p>X=1</text:p>
          </draw:text-box>
        </draw:frame>
        <draw:custom-shape draw:style-name="gr27" draw:text-style-name="P2" xml:id="id159" draw:id="id159" draw:layer="layout" svg:width="3cm" svg:height="1cm" svg:x="16cm" svg:y="6cm">
          <text:p text:style-name="P2">1</text:p>
          <draw:enhanced-geometry svg:viewBox="0 0 21600 21600" draw:type="rectangle" draw:enhanced-path="M 0 0 L 21600 0 21600 21600 0 21600 0 0 Z N"/>
        </draw:custom-shape>
        <draw:frame draw:style-name="gr46" draw:text-style-name="P14" xml:id="id160" draw:id="id160" draw:layer="layout" svg:width="1.6cm" svg:height="1cm" svg:x="12.7cm" svg:y="7cm">
          <draw:text-box>
            <text:p>y=2</text:p>
          </draw:text-box>
        </draw:frame>
        <draw:connector draw:style-name="gr9" draw:text-style-name="P4" draw:layer="layout" svg:x1="14.249cm" svg:y1="6.5cm" svg:x2="16cm" svg:y2="6.5cm" draw:start-shape="id158" draw:start-glue-point="1" draw:end-shape="id159" draw:end-glue-point="3" svg:d="M14249 6500h1751" svg:viewBox="0 0 1752 1">
          <text:p/>
        </draw:connector>
        <draw:frame draw:style-name="gr48" draw:text-style-name="P14" xml:id="id162" draw:id="id162" draw:layer="layout" svg:width="2.953cm" svg:height="1cm" svg:x="11.3cm" svg:y="8cm">
          <draw:text-box>
            <text:p>New y=x</text:p>
          </draw:text-box>
        </draw:frame>
        <draw:custom-shape draw:style-name="gr27" draw:text-style-name="P2" xml:id="id161" draw:id="id161" draw:layer="layout" svg:width="3cm" svg:height="1cm" svg:x="16cm" svg:y="7cm">
          <text:p text:style-name="P2">2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4.3cm" svg:y1="7.5cm" svg:x2="16cm" svg:y2="7.5cm" draw:start-shape="id160" draw:start-glue-point="1" draw:end-shape="id161" draw:end-glue-point="3" svg:d="M14300 7500h1700" svg:viewBox="0 0 1701 1">
          <text:p/>
        </draw:connector>
        <draw:custom-shape draw:style-name="gr27" draw:text-style-name="P2" xml:id="id163" draw:id="id163" draw:layer="layout" svg:width="3cm" svg:height="1cm" svg:x="16cm" svg:y="8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4.253cm" svg:y1="8.5cm" svg:x2="16cm" svg:y2="8.5cm" draw:start-shape="id162" draw:end-shape="id163" draw:end-glue-point="3" svg:d="M14253 8500h1747" svg:viewBox="0 0 1748 1">
          <text:p/>
        </draw:connector>
        <draw:frame draw:style-name="gr44" draw:text-style-name="P1" xml:id="id164" draw:id="id164" draw:layer="layout" svg:width="1.649cm" svg:height="1cm" svg:x="3.6cm" svg:y="10cm">
          <draw:text-box>
            <text:p>X=1</text:p>
          </draw:text-box>
        </draw:frame>
        <draw:custom-shape draw:style-name="gr27" draw:text-style-name="P2" xml:id="id165" draw:id="id165" draw:layer="layout" svg:width="3cm" svg:height="1cm" svg:x="7cm" svg:y="10cm">
          <text:p text:style-name="P2">1</text:p>
          <draw:enhanced-geometry svg:viewBox="0 0 21600 21600" draw:type="rectangle" draw:enhanced-path="M 0 0 L 21600 0 21600 21600 0 21600 0 0 Z N"/>
        </draw:custom-shape>
        <draw:frame draw:style-name="gr46" draw:text-style-name="P14" xml:id="id166" draw:id="id166" draw:layer="layout" svg:width="2cm" svg:height="1cm" svg:x="3.2cm" svg:y="11cm">
          <draw:text-box>
            <text:p>x=”a”</text:p>
          </draw:text-box>
        </draw:frame>
        <draw:connector draw:style-name="gr9" draw:text-style-name="P4" draw:layer="layout" svg:x1="5.249cm" svg:y1="10.5cm" svg:x2="7cm" svg:y2="10.5cm" draw:start-shape="id164" draw:start-glue-point="1" draw:end-shape="id165" draw:end-glue-point="3" svg:d="M5249 10500h1751" svg:viewBox="0 0 1752 1">
          <text:p/>
        </draw:connector>
        <draw:custom-shape draw:style-name="gr27" draw:text-style-name="P2" xml:id="id167" draw:id="id167" draw:layer="layout" svg:width="3cm" svg:height="1cm" svg:x="7cm" svg:y="11cm">
          <text:p text:style-name="P2">a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5.2cm" svg:y1="11.5cm" svg:x2="7cm" svg:y2="11.5cm" draw:start-shape="id166" draw:start-glue-point="1" draw:end-shape="id167" draw:end-glue-point="3" svg:d="M5200 11500h1800" svg:viewBox="0 0 18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5:21:34.999000000</meta:creation-date>
    <dc:date>2018-01-26T17:33:57.463000000</dc:date>
    <meta:editing-duration>P10DT14H34M23S</meta:editing-duration>
    <meta:editing-cycles>88</meta:editing-cycles>
    <meta:generator>LibreOffice/5.0.5.2$Windows_x86 LibreOffice_project/55b006a02d247b5f7215fc6ea0fde844b30035b3</meta:generator>
    <meta:document-statistic meta:object-count="381"/>
  </office:meta>
</office:document-meta>
</file>